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3" table:style-name="ta1">
        <table:shapes>
          <draw:frame draw:z-index="0" draw:style-name="gr1" draw:text-style-name="P1" svg:width="15.999cm" svg:height="8.999cm" svg:x="16.211cm" svg:y="0cm">
            <draw:object draw:notify-on-update-of-ranges="Feuille3.A1:Feuille3.A1 Feuille3.A2:Feuille3.A401 Feuille3.B1:Feuille3.B1 Feuille3.B2:Feuille3.B401 Feuille3.C1:Feuille3.C1 Feuille3.C2:Feuille3.C401 Feuille3.D1:Feuille3.D1 Feuille3.D2:Feuille3.D401 Feuille3.E1:Feuille3.E1 Feuille3.E2:Feuille3.E401 Feuille3.F1:Feuille3.F1 Feuille3.F2:Feuille3.F401 Feuille3.G1:Feuille3.G1 Feuille3.G2:Feuille3.G401 Feuille3.H1:Feuille3.H1 Feuille3.H2:Feuille3.H4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o 1</text:p>
          </table:table-cell>
          <table:table-cell office:value-type="string" calcext:value-type="string">
            <text:p>k32</text:p>
          </table:table-cell>
          <table:table-cell office:value-type="string" calcext:value-type="string">
            <text:p>k20</text:p>
          </table:table-cell>
          <table:table-cell office:value-type="string" calcext:value-type="string">
            <text:p>k20 ki2</text:p>
          </table:table-cell>
          <table:table-cell office:value-type="string" calcext:value-type="string">
            <text:p>k20 ki2 mu03</text:p>
          </table:table-cell>
          <table:table-cell office:value-type="string" calcext:value-type="string">
            <text:p>k20 ki2 kd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999997" calcext:value-type="float">
            <text:p>0,04999999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9999994" calcext:value-type="float">
            <text:p>0,0999999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999999" calcext:value-type="float">
            <text:p>0,1499999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99999" calcext:value-type="float">
            <text:p>0,1999999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999999" calcext:value-type="float">
            <text:p>0,2499999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999998" calcext:value-type="float">
            <text:p>0,299999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999996" calcext:value-type="float">
            <text:p>0,3499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37579" calcext:value-type="float">
            <text:p>0,01937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999998" calcext:value-type="float">
            <text:p>0,39999998</text:p>
          </table:table-cell>
          <table:table-cell office:value-type="float" office:value="0.03875158" calcext:value-type="float">
            <text:p>0,03875158</text:p>
          </table:table-cell>
          <table:table-cell office:value-type="float" office:value="0.01937579" calcext:value-type="float">
            <text:p>0,01937579</text:p>
          </table:table-cell>
          <table:table-cell office:value-type="float" office:value="0.058127366" calcext:value-type="float">
            <text:p>0,0581273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9687895" calcext:value-type="float">
            <text:p>0,09687895</text:p>
          </table:table-cell>
          <table:table-cell office:value-type="float" office:value="0.03875158" calcext:value-type="float">
            <text:p>0,03875158</text:p>
          </table:table-cell>
          <table:table-cell office:value-type="float" office:value="0.09687895" calcext:value-type="float">
            <text:p>0,09687895</text:p>
          </table:table-cell>
          <table:table-cell office:value-type="float" office:value="0.01937579" calcext:value-type="float">
            <text:p>0,01937579</text:p>
          </table:table-cell>
          <table:table-cell office:value-type="float" office:value="0.03875158" calcext:value-type="float">
            <text:p>0,0387515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9687895" calcext:value-type="float">
            <text:p>0,09687895</text:p>
          </table:table-cell>
          <table:table-cell office:value-type="float" office:value="0.058127366" calcext:value-type="float">
            <text:p>0,058127366</text:p>
          </table:table-cell>
          <table:table-cell office:value-type="float" office:value="0.11625473" calcext:value-type="float">
            <text:p>0,11625473</text:p>
          </table:table-cell>
          <table:table-cell office:value-type="float" office:value="0.01937579" calcext:value-type="float">
            <text:p>0,01937579</text:p>
          </table:table-cell>
          <table:table-cell office:value-type="float" office:value="0.07750316" calcext:value-type="float">
            <text:p>0,07750316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9687894" calcext:value-type="float">
            <text:p>0,09687894</text:p>
          </table:table-cell>
          <table:table-cell office:value-type="float" office:value="0.09687895" calcext:value-type="float">
            <text:p>0,09687895</text:p>
          </table:table-cell>
          <table:table-cell office:value-type="float" office:value="0.1743821" calcext:value-type="float">
            <text:p>0,1743821</text:p>
          </table:table-cell>
          <table:table-cell office:value-type="float" office:value="0.09687895" calcext:value-type="float">
            <text:p>0,09687895</text:p>
          </table:table-cell>
          <table:table-cell office:value-type="float" office:value="0.13563053" calcext:value-type="float">
            <text:p>0,1356305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15500632" calcext:value-type="float">
            <text:p>0,15500632</text:p>
          </table:table-cell>
          <table:table-cell office:value-type="float" office:value="0.11625473" calcext:value-type="float">
            <text:p>0,11625473</text:p>
          </table:table-cell>
          <table:table-cell office:value-type="float" office:value="0.2131337" calcext:value-type="float">
            <text:p>0,2131337</text:p>
          </table:table-cell>
          <table:table-cell office:value-type="float" office:value="0.09687895" calcext:value-type="float">
            <text:p>0,09687895</text:p>
          </table:table-cell>
          <table:table-cell office:value-type="float" office:value="0.1743821" calcext:value-type="float">
            <text:p>0,1743821</text:p>
          </table:table-cell>
        </table:table-row>
        <table:table-row table:style-name="ro1">
          <table:table-cell office:value-type="float" office:value="0.65000004" calcext:value-type="float">
            <text:p>0,65000004</text:p>
          </table:table-cell>
          <table:table-cell office:value-type="float" office:value="0.15500632" calcext:value-type="float">
            <text:p>0,15500632</text:p>
          </table:table-cell>
          <table:table-cell office:value-type="float" office:value="0.1743821" calcext:value-type="float">
            <text:p>0,1743821</text:p>
          </table:table-cell>
          <table:table-cell office:value-type="float" office:value="0.32938844" calcext:value-type="float">
            <text:p>0,32938844</text:p>
          </table:table-cell>
          <table:table-cell office:value-type="float" office:value="0.15500632" calcext:value-type="float">
            <text:p>0,15500632</text:p>
          </table:table-cell>
          <table:table-cell office:value-type="float" office:value="0.2131337" calcext:value-type="float">
            <text:p>0,2131337</text:p>
          </table:table-cell>
        </table:table-row>
        <table:table-row table:style-name="ro1">
          <table:table-cell office:value-type="float" office:value="0.70000005" calcext:value-type="float">
            <text:p>0,70000005</text:p>
          </table:table-cell>
          <table:table-cell office:value-type="float" office:value="0.1937579" calcext:value-type="float">
            <text:p>0,1937579</text:p>
          </table:table-cell>
          <table:table-cell office:value-type="float" office:value="0.1743821" calcext:value-type="float">
            <text:p>0,1743821</text:p>
          </table:table-cell>
          <table:table-cell office:value-type="float" office:value="0.40689158" calcext:value-type="float">
            <text:p>0,40689158</text:p>
          </table:table-cell>
          <table:table-cell office:value-type="float" office:value="0.25188527" calcext:value-type="float">
            <text:p>0,25188527</text:p>
          </table:table-cell>
          <table:table-cell office:value-type="float" office:value="0.31001264" calcext:value-type="float">
            <text:p>0,31001264</text:p>
          </table:table-cell>
        </table:table-row>
        <table:table-row table:style-name="ro1">
          <table:table-cell office:value-type="float" office:value="0.75000006" calcext:value-type="float">
            <text:p>0,75000006</text:p>
          </table:table-cell>
          <table:table-cell office:value-type="float" office:value="0.3487642" calcext:value-type="float">
            <text:p>0,3487642</text:p>
          </table:table-cell>
          <table:table-cell office:value-type="float" office:value="0.23250948" calcext:value-type="float">
            <text:p>0,23250948</text:p>
          </table:table-cell>
          <table:table-cell office:value-type="float" office:value="0.46501893" calcext:value-type="float">
            <text:p>0,46501893</text:p>
          </table:table-cell>
          <table:table-cell office:value-type="float" office:value="0.3875158" calcext:value-type="float">
            <text:p>0,3875158</text:p>
          </table:table-cell>
          <table:table-cell office:value-type="float" office:value="0.4262674" calcext:value-type="float">
            <text:p>0,4262674</text:p>
          </table:table-cell>
        </table:table-row>
        <table:table-row table:style-name="ro1">
          <table:table-cell office:value-type="float" office:value="0.8000001" calcext:value-type="float">
            <text:p>0,8000001</text:p>
          </table:table-cell>
          <table:table-cell office:value-type="float" office:value="0.4262674" calcext:value-type="float">
            <text:p>0,4262674</text:p>
          </table:table-cell>
          <table:table-cell office:value-type="float" office:value="0.25188527" calcext:value-type="float">
            <text:p>0,25188527</text:p>
          </table:table-cell>
          <table:table-cell office:value-type="float" office:value="0.6006495" calcext:value-type="float">
            <text:p>0,6006495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0.5812737" calcext:value-type="float">
            <text:p>0,5812737</text:p>
          </table:table-cell>
        </table:table-row>
        <table:table-row table:style-name="ro1">
          <table:table-cell office:value-type="float" office:value="0.8500001" calcext:value-type="float">
            <text:p>0,8500001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29063687" calcext:value-type="float">
            <text:p>0,29063687</text:p>
          </table:table-cell>
          <table:table-cell office:value-type="float" office:value="0.639401" calcext:value-type="float">
            <text:p>0,63940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6587768" calcext:value-type="float">
            <text:p>0,6587768</text:p>
          </table:table-cell>
        </table:table-row>
        <table:table-row table:style-name="ro1">
          <table:table-cell office:value-type="float" office:value="0.9000001" calcext:value-type="float">
            <text:p>0,9000001</text:p>
          </table:table-cell>
          <table:table-cell office:value-type="float" office:value="0.6200253" calcext:value-type="float">
            <text:p>0,6200253</text:p>
          </table:table-cell>
          <table:table-cell office:value-type="float" office:value="0.3293884" calcext:value-type="float">
            <text:p>0,3293884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81378317" calcext:value-type="float">
            <text:p>0,81378317</text:p>
          </table:table-cell>
          <table:table-cell office:value-type="float" office:value="0.75565577" calcext:value-type="float">
            <text:p>0,75565577</text:p>
          </table:table-cell>
        </table:table-row>
        <table:table-row table:style-name="ro1">
          <table:table-cell office:value-type="float" office:value="0.9500001" calcext:value-type="float">
            <text:p>0,950000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3875158" calcext:value-type="float">
            <text:p>0,3875158</text:p>
          </table:table-cell>
          <table:table-cell office:value-type="float" office:value="0.81378317" calcext:value-type="float">
            <text:p>0,81378317</text:p>
          </table:table-cell>
          <table:table-cell office:value-type="float" office:value="0.8912863" calcext:value-type="float">
            <text:p>0,8912863</text:p>
          </table:table-cell>
          <table:table-cell office:value-type="float" office:value="0.8525348" calcext:value-type="float">
            <text:p>0,8525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4262674" calcext:value-type="float">
            <text:p>0,4262674</text:p>
          </table:table-cell>
          <table:table-cell office:value-type="float" office:value="0.91066206" calcext:value-type="float">
            <text:p>0,91066206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8912863" calcext:value-type="float">
            <text:p>0,89128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1.0656685" calcext:value-type="float">
            <text:p>1,0656685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440737" calcext:value-type="float">
            <text:p>0,79440737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1237959" calcext:value-type="float">
            <text:p>1,1237959</text:p>
          </table:table-cell>
          <table:table-cell office:value-type="float" office:value="1.10442" calcext:value-type="float">
            <text:p>1,10442</text:p>
          </table:table-cell>
          <table:table-cell office:value-type="float" office:value="1.0656683" calcext:value-type="float">
            <text:p>1,06566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378317" calcext:value-type="float">
            <text:p>0,81378317</text:p>
          </table:table-cell>
          <table:table-cell office:value-type="float" office:value="0.5618979" calcext:value-type="float">
            <text:p>0,5618979</text:p>
          </table:table-cell>
          <table:table-cell office:value-type="float" office:value="1.1431715" calcext:value-type="float">
            <text:p>1,1431715</text:p>
          </table:table-cell>
          <table:table-cell office:value-type="float" office:value="1.10442" calcext:value-type="float">
            <text:p>1,10442</text:p>
          </table:table-cell>
          <table:table-cell office:value-type="float" office:value="1.1625475" calcext:value-type="float">
            <text:p>1,16254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1.1625473" calcext:value-type="float">
            <text:p>1,1625473</text:p>
          </table:table-cell>
          <table:table-cell office:value-type="float" office:value="1.2594264" calcext:value-type="float">
            <text:p>1,2594264</text:p>
          </table:table-cell>
          <table:table-cell office:value-type="float" office:value="1.2012991" calcext:value-type="float">
            <text:p>1,20129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1.1237959" calcext:value-type="float">
            <text:p>1,1237959</text:p>
          </table:table-cell>
          <table:table-cell office:value-type="float" office:value="1.2206748" calcext:value-type="float">
            <text:p>1,2206748</text:p>
          </table:table-cell>
          <table:table-cell office:value-type="float" office:value="1.1819232" calcext:value-type="float">
            <text:p>1,1819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1.10442" calcext:value-type="float">
            <text:p>1,10442</text:p>
          </table:table-cell>
          <table:table-cell office:value-type="float" office:value="1.201299" calcext:value-type="float">
            <text:p>1,201299</text:p>
          </table:table-cell>
          <table:table-cell office:value-type="float" office:value="1.1431715" calcext:value-type="float">
            <text:p>1,14317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1.201299" calcext:value-type="float">
            <text:p>1,201299</text:p>
          </table:table-cell>
          <table:table-cell office:value-type="float" office:value="1.1237959" calcext:value-type="float">
            <text:p>1,12379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1.0850443" calcext:value-type="float">
            <text:p>1,0850443</text:p>
          </table:table-cell>
          <table:table-cell office:value-type="float" office:value="1.201299" calcext:value-type="float">
            <text:p>1,201299</text:p>
          </table:table-cell>
          <table:table-cell office:value-type="float" office:value="1.0850443" calcext:value-type="float">
            <text:p>1,08504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618979" calcext:value-type="float">
            <text:p>0,5618979</text:p>
          </table:table-cell>
          <table:table-cell office:value-type="float" office:value="1.0850443" calcext:value-type="float">
            <text:p>1,0850443</text:p>
          </table:table-cell>
          <table:table-cell office:value-type="float" office:value="1.1431715" calcext:value-type="float">
            <text:p>1,1431715</text:p>
          </table:table-cell>
          <table:table-cell office:value-type="float" office:value="1.10442" calcext:value-type="float">
            <text:p>1,10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1.2206748" calcext:value-type="float">
            <text:p>1,2206748</text:p>
          </table:table-cell>
          <table:table-cell office:value-type="float" office:value="1.1237957" calcext:value-type="float">
            <text:p>1,12379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315897" calcext:value-type="float">
            <text:p>0,83315897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10442" calcext:value-type="float">
            <text:p>1,10442</text:p>
          </table:table-cell>
          <table:table-cell office:value-type="float" office:value="1.1625473" calcext:value-type="float">
            <text:p>1,1625473</text:p>
          </table:table-cell>
          <table:table-cell office:value-type="float" office:value="1.1819232" calcext:value-type="float">
            <text:p>1,1819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378317" calcext:value-type="float">
            <text:p>0,81378317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1.10442" calcext:value-type="float">
            <text:p>1,10442</text:p>
          </table:table-cell>
          <table:table-cell table:number-columns-repeated="2" office:value-type="float" office:value="1.1431715" calcext:value-type="float">
            <text:p>1,14317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58127373" calcext:value-type="float">
            <text:p>0,58127373</text:p>
          </table:table-cell>
          <table:table-cell office:value-type="float" office:value="1.0850443" calcext:value-type="float">
            <text:p>1,0850443</text:p>
          </table:table-cell>
          <table:table-cell table:number-columns-repeated="2" office:value-type="float" office:value="1.1431715" calcext:value-type="float">
            <text:p>1,14317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6006495" calcext:value-type="float">
            <text:p>0,6006495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1.0850443" calcext:value-type="float">
            <text:p>1,0850443</text:p>
          </table:table-cell>
          <table:table-cell office:value-type="float" office:value="1.1237959" calcext:value-type="float">
            <text:p>1,12379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1.0656685" calcext:value-type="float">
            <text:p>1,0656685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0.5618979" calcext:value-type="float">
            <text:p>0,5618979</text:p>
          </table:table-cell>
          <table:table-cell table:number-columns-repeated="2" office:value-type="float" office:value="1.0462927" calcext:value-type="float">
            <text:p>1,0462927</text:p>
          </table:table-cell>
          <table:table-cell office:value-type="float" office:value="1.0850443" calcext:value-type="float">
            <text:p>1,08504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9401" calcext:value-type="float">
            <text:p>0,639401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1.0075411" calcext:value-type="float">
            <text:p>1,0075411</text:p>
          </table:table-cell>
          <table:table-cell table:number-columns-repeated="2"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1.0850443" calcext:value-type="float">
            <text:p>1,085044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656685" calcext:value-type="float">
            <text:p>1,0656685</text:p>
          </table:table-cell>
          <table:table-cell office:value-type="float" office:value="1.0850443" calcext:value-type="float">
            <text:p>1,08504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0.94941366" calcext:value-type="float">
            <text:p>0,94941366</text:p>
          </table:table-cell>
          <table:table-cell table:number-columns-repeated="2"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46501896" calcext:value-type="float">
            <text:p>0,46501896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1.0656685" calcext:value-type="float">
            <text:p>1,0656685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1.0075411" calcext:value-type="float">
            <text:p>1,0075411</text:p>
          </table:table-cell>
          <table:table-cell table:number-columns-repeated="2"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4252213" calcext:value-type="float">
            <text:p>0,54252213</text:p>
          </table:table-cell>
          <table:table-cell table:number-columns-repeated="3"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1.0850443" calcext:value-type="float">
            <text:p>1,085044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4252213" calcext:value-type="float">
            <text:p>0,54252213</text:p>
          </table:table-cell>
          <table:table-cell table:number-columns-repeated="2" office:value-type="float" office:value="1.0269169" calcext:value-type="float">
            <text:p>1,0269169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1.10442" calcext:value-type="float">
            <text:p>1,10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850443" calcext:value-type="float">
            <text:p>1,0850443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850443" calcext:value-type="float">
            <text:p>1,0850443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850443" calcext:value-type="float">
            <text:p>1,08504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10442" calcext:value-type="float">
            <text:p>1,10442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1625473" calcext:value-type="float">
            <text:p>1,1625473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0.94941366" calcext:value-type="float">
            <text:p>0,94941366</text:p>
          </table:table-cell>
          <table:table-cell table:number-columns-repeated="2"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440737" calcext:value-type="float">
            <text:p>0,79440737</text:p>
          </table:table-cell>
          <table:table-cell office:value-type="float" office:value="0.5618979" calcext:value-type="float">
            <text:p>0,5618979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850443" calcext:value-type="float">
            <text:p>1,0850443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656685" calcext:value-type="float">
            <text:p>1,06566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6189793" calcext:value-type="float">
            <text:p>0,56189793</text:p>
          </table:table-cell>
          <table:table-cell table:number-columns-repeated="2" office:value-type="float" office:value="0.9881653" calcext:value-type="float">
            <text:p>0,9881653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0.9300379" calcext:value-type="float">
            <text:p>0,9300379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8127373" calcext:value-type="float">
            <text:p>0,58127373</text:p>
          </table:table-cell>
          <table:table-cell table:number-columns-repeated="2" office:value-type="float" office:value="0.9687894" calcext:value-type="float">
            <text:p>0,9687894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0.91066206" calcext:value-type="float">
            <text:p>0,91066206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4843947" calcext:value-type="float">
            <text:p>0,4843947</text:p>
          </table:table-cell>
          <table:table-cell table:number-columns-repeated="2" office:value-type="float" office:value="0.94941366" calcext:value-type="float">
            <text:p>0,94941366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378317" calcext:value-type="float">
            <text:p>0,81378317</text:p>
          </table:table-cell>
          <table:table-cell office:value-type="float" office:value="0.50377053" calcext:value-type="float">
            <text:p>0,50377053</text:p>
          </table:table-cell>
          <table:table-cell table:number-columns-repeated="3"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1066206" calcext:value-type="float">
            <text:p>0,91066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106621" calcext:value-type="float">
            <text:p>0,91066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1066206" calcext:value-type="float">
            <text:p>0,91066206</text:p>
          </table:table-cell>
          <table:table-cell office:value-type="float" office:value="0.9300379" calcext:value-type="float">
            <text:p>0,93003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4843947" calcext:value-type="float">
            <text:p>0,4843947</text:p>
          </table:table-cell>
          <table:table-cell table:number-columns-repeated="2" office:value-type="float" office:value="0.9687894" calcext:value-type="float">
            <text:p>0,9687894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46501893" calcext:value-type="float">
            <text:p>0,4650189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46501893" calcext:value-type="float">
            <text:p>0,46501893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40689158" calcext:value-type="float">
            <text:p>0,40689158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656685" calcext:value-type="float">
            <text:p>1,0656685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40689158" calcext:value-type="float">
            <text:p>0,40689158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440737" calcext:value-type="float">
            <text:p>0,79440737</text:p>
          </table:table-cell>
          <table:table-cell office:value-type="float" office:value="0.4262674" calcext:value-type="float">
            <text:p>0,4262674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40689158" calcext:value-type="float">
            <text:p>0,40689158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46501893" calcext:value-type="float">
            <text:p>0,46501893</text:p>
          </table:table-cell>
          <table:table-cell office:value-type="float" office:value="1.0656685" calcext:value-type="float">
            <text:p>1,0656685</text:p>
          </table:table-cell>
          <table:table-cell office:value-type="float" office:value="1.1237957" calcext:value-type="float">
            <text:p>1,1237957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46501893" calcext:value-type="float">
            <text:p>0,46501893</text:p>
          </table:table-cell>
          <table:table-cell table:number-columns-repeated="2" office:value-type="float" office:value="1.0462927" calcext:value-type="float">
            <text:p>1,0462927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3003786" calcext:value-type="float">
            <text:p>0,93003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46501893" calcext:value-type="float">
            <text:p>0,46501893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1.1431715" calcext:value-type="float">
            <text:p>1,1431715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1.1237957" calcext:value-type="float">
            <text:p>1,1237957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46501896" calcext:value-type="float">
            <text:p>0,46501896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10442" calcext:value-type="float">
            <text:p>1,10442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4262674" calcext:value-type="float">
            <text:p>0,4262674</text:p>
          </table:table-cell>
          <table:table-cell office:value-type="float" office:value="1.1237959" calcext:value-type="float">
            <text:p>1,1237959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44564313" calcext:value-type="float">
            <text:p>0,4456431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4262674" calcext:value-type="float">
            <text:p>0,4262674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1.0656685" calcext:value-type="float">
            <text:p>1,0656685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40689158" calcext:value-type="float">
            <text:p>0,40689158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4262674" calcext:value-type="float">
            <text:p>0,4262674</text:p>
          </table:table-cell>
          <table:table-cell office:value-type="float" office:value="1.0850443" calcext:value-type="float">
            <text:p>1,085044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0.89128625" calcext:value-type="float">
            <text:p>0,89128625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0.8525348" calcext:value-type="float">
            <text:p>0,8525348</text:p>
          </table:table-cell>
          <table:table-cell office:value-type="float" office:value="0.8912863" calcext:value-type="float">
            <text:p>0,8912863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8719106" calcext:value-type="float">
            <text:p>0,8719106</text:p>
          </table:table-cell>
          <table:table-cell office:value-type="float" office:value="0.8912863" calcext:value-type="float">
            <text:p>0,8912863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0.83315897" calcext:value-type="float">
            <text:p>0,83315897</text:p>
          </table:table-cell>
          <table:table-cell office:value-type="float" office:value="0.91066206" calcext:value-type="float">
            <text:p>0,91066206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46501893" calcext:value-type="float">
            <text:p>0,46501893</text:p>
          </table:table-cell>
          <table:table-cell office:value-type="float" office:value="0.89128625" calcext:value-type="float">
            <text:p>0,89128625</text:p>
          </table:table-cell>
          <table:table-cell office:value-type="float" office:value="0.91066206" calcext:value-type="float">
            <text:p>0,91066206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440737" calcext:value-type="float">
            <text:p>0,79440737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89128625" calcext:value-type="float">
            <text:p>0,89128625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46501896" calcext:value-type="float">
            <text:p>0,46501896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656685" calcext:value-type="float">
            <text:p>1,0656685</text:p>
          </table:table-cell>
          <table:table-cell table:number-columns-repeated="2"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656685" calcext:value-type="float">
            <text:p>1,0656685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850443" calcext:value-type="float">
            <text:p>1,0850443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656685" calcext:value-type="float">
            <text:p>1,0656685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1237959" calcext:value-type="float">
            <text:p>1,1237959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440737" calcext:value-type="float">
            <text:p>0,79440737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1.1431715" calcext:value-type="float">
            <text:p>1,1431715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1.10442" calcext:value-type="float">
            <text:p>1,10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4843947" calcext:value-type="float">
            <text:p>0,4843947</text:p>
          </table:table-cell>
          <table:table-cell table:number-columns-repeated="2" office:value-type="float" office:value="0.9881653" calcext:value-type="float">
            <text:p>0,9881653</text:p>
          </table:table-cell>
          <table:table-cell office:value-type="float" office:value="1.1431715" calcext:value-type="float">
            <text:p>1,14317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46501893" calcext:value-type="float">
            <text:p>0,46501893</text:p>
          </table:table-cell>
          <table:table-cell office:value-type="float" office:value="1.0656685" calcext:value-type="float">
            <text:p>1,0656685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10442" calcext:value-type="float">
            <text:p>1,10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850443" calcext:value-type="float">
            <text:p>1,08504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1.10442" calcext:value-type="float">
            <text:p>1,10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1.0850443" calcext:value-type="float">
            <text:p>1,0850443</text:p>
          </table:table-cell>
          <table:table-cell office:value-type="float" office:value="0.89128625" calcext:value-type="float">
            <text:p>0,89128625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850443" calcext:value-type="float">
            <text:p>1,0850443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618979" calcext:value-type="float">
            <text:p>0,5618979</text:p>
          </table:table-cell>
          <table:table-cell office:value-type="float" office:value="1.0269169" calcext:value-type="float">
            <text:p>1,0269169</text:p>
          </table:table-cell>
          <table:table-cell table:number-columns-repeated="2"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850443" calcext:value-type="float">
            <text:p>1,08504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440737" calcext:value-type="float">
            <text:p>0,79440737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1.0850443" calcext:value-type="float">
            <text:p>1,085044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46501893" calcext:value-type="float">
            <text:p>0,4650189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440737" calcext:value-type="float">
            <text:p>0,79440737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6006495" calcext:value-type="float">
            <text:p>0,6006495</text:p>
          </table:table-cell>
          <table:table-cell table:number-columns-repeated="2" office:value-type="float" office:value="1.0462927" calcext:value-type="float">
            <text:p>1,0462927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1.0462927" calcext:value-type="float">
            <text:p>1,0462927</text:p>
          </table:table-cell>
          <table:table-cell table:number-columns-repeated="2"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94011" calcext:value-type="float">
            <text:p>0,6394011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6006495" calcext:value-type="float">
            <text:p>0,6006495</text:p>
          </table:table-cell>
          <table:table-cell table:number-columns-repeated="2" office:value-type="float" office:value="1.0269169" calcext:value-type="float">
            <text:p>1,0269169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440737" calcext:value-type="float">
            <text:p>0,79440737</text:p>
          </table:table-cell>
          <table:table-cell office:value-type="float" office:value="0.58127373" calcext:value-type="float">
            <text:p>0,58127373</text:p>
          </table:table-cell>
          <table:table-cell table:number-columns-repeated="2" office:value-type="float" office:value="1.0075411" calcext:value-type="float">
            <text:p>1,0075411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618979" calcext:value-type="float">
            <text:p>0,5618979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315897" calcext:value-type="float">
            <text:p>0,83315897</text:p>
          </table:table-cell>
          <table:table-cell office:value-type="float" office:value="0.58127373" calcext:value-type="float">
            <text:p>0,5812737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8912863" calcext:value-type="float">
            <text:p>0,8912863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1066206" calcext:value-type="float">
            <text:p>0,91066206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9401" calcext:value-type="float">
            <text:p>0,639401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1.0075411" calcext:value-type="float">
            <text:p>1,0075411</text:p>
          </table:table-cell>
          <table:table-cell table:number-columns-repeated="2"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9401" calcext:value-type="float">
            <text:p>0,639401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6006495" calcext:value-type="float">
            <text:p>0,6006495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4252213" calcext:value-type="float">
            <text:p>0,54252213</text:p>
          </table:table-cell>
          <table:table-cell table:number-columns-repeated="2" office:value-type="float" office:value="1.0075411" calcext:value-type="float">
            <text:p>1,0075411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8127373" calcext:value-type="float">
            <text:p>0,58127373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850443" calcext:value-type="float">
            <text:p>1,0850443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9" calcext:value-type="float">
            <text:p>0,6587769</text:p>
          </table:table-cell>
          <table:table-cell office:value-type="float" office:value="0.5618979" calcext:value-type="float">
            <text:p>0,5618979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8127373" calcext:value-type="float">
            <text:p>0,58127373</text:p>
          </table:table-cell>
          <table:table-cell office:value-type="float" office:value="0.91066206" calcext:value-type="float">
            <text:p>0,91066206</text:p>
          </table:table-cell>
          <table:table-cell office:value-type="float" office:value="1.0850443" calcext:value-type="float">
            <text:p>1,0850443</text:p>
          </table:table-cell>
          <table:table-cell office:value-type="float" office:value="0.93003786" calcext:value-type="float">
            <text:p>0,93003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9" calcext:value-type="float">
            <text:p>0,6587769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91066206" calcext:value-type="float">
            <text:p>0,91066206</text:p>
          </table:table-cell>
          <table:table-cell office:value-type="float" office:value="1.0850443" calcext:value-type="float">
            <text:p>1,0850443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618979" calcext:value-type="float">
            <text:p>0,5618979</text:p>
          </table:table-cell>
          <table:table-cell office:value-type="float" office:value="0.91066206" calcext:value-type="float">
            <text:p>0,91066206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440737" calcext:value-type="float">
            <text:p>0,79440737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3003786" calcext:value-type="float">
            <text:p>0,93003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618979" calcext:value-type="float">
            <text:p>0,5618979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3003786" calcext:value-type="float">
            <text:p>0,93003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6006495" calcext:value-type="float">
            <text:p>0,6006495</text:p>
          </table:table-cell>
          <table:table-cell table:number-columns-repeated="2" office:value-type="float" office:value="0.9881653" calcext:value-type="float">
            <text:p>0,9881653</text:p>
          </table:table-cell>
          <table:table-cell office:value-type="float" office:value="0.91066206" calcext:value-type="float">
            <text:p>0,91066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6006495" calcext:value-type="float">
            <text:p>0,6006495</text:p>
          </table:table-cell>
          <table:table-cell table:number-columns-repeated="2" office:value-type="float" office:value="0.9881653" calcext:value-type="float">
            <text:p>0,9881653</text:p>
          </table:table-cell>
          <table:table-cell office:value-type="float" office:value="0.91066206" calcext:value-type="float">
            <text:p>0,91066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300379" calcext:value-type="float">
            <text:p>0,93003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8127373" calcext:value-type="float">
            <text:p>0,58127373</text:p>
          </table:table-cell>
          <table:table-cell office:value-type="float" office:value="0.9687894" calcext:value-type="float">
            <text:p>0,9687894</text:p>
          </table:table-cell>
          <table:table-cell table:number-columns-repeated="2"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3003786" calcext:value-type="float">
            <text:p>0,93003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0656685" calcext:value-type="float">
            <text:p>1,06566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9" calcext:value-type="float">
            <text:p>0,6587769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656685" calcext:value-type="float">
            <text:p>1,06566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8912863" calcext:value-type="float">
            <text:p>0,8912863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10442" calcext:value-type="float">
            <text:p>1,10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618979" calcext:value-type="float">
            <text:p>0,5618979</text:p>
          </table:table-cell>
          <table:table-cell office:value-type="float" office:value="1.10442" calcext:value-type="float">
            <text:p>1,10442</text:p>
          </table:table-cell>
          <table:table-cell office:value-type="float" office:value="0.79440737" calcext:value-type="float">
            <text:p>0,79440737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1237959" calcext:value-type="float">
            <text:p>1,1237959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6006495" calcext:value-type="float">
            <text:p>0,6006495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618979" calcext:value-type="float">
            <text:p>0,5618979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1.0850443" calcext:value-type="float">
            <text:p>1,08504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6394011" calcext:value-type="float">
            <text:p>0,6394011</text:p>
          </table:table-cell>
          <table:table-cell office:value-type="float" office:value="1.0656685" calcext:value-type="float">
            <text:p>1,0656685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0.6006495" calcext:value-type="float">
            <text:p>0,6006495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6006495" calcext:value-type="float">
            <text:p>0,6006495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656685" calcext:value-type="float">
            <text:p>1,0656685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1.0656685" calcext:value-type="float">
            <text:p>1,0656685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0850443" calcext:value-type="float">
            <text:p>1,0850443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4252213" calcext:value-type="float">
            <text:p>0,54252213</text:p>
          </table:table-cell>
          <table:table-cell table:number-columns-repeated="2" office:value-type="float" office:value="1.0462927" calcext:value-type="float">
            <text:p>1,0462927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1237959" calcext:value-type="float">
            <text:p>1,1237959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0.58127373" calcext:value-type="float">
            <text:p>0,58127373</text:p>
          </table:table-cell>
          <table:table-cell table:number-columns-repeated="2" office:value-type="float" office:value="1.0075411" calcext:value-type="float">
            <text:p>1,0075411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6006495" calcext:value-type="float">
            <text:p>0,6006495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9" calcext:value-type="float">
            <text:p>0,6587769</text:p>
          </table:table-cell>
          <table:table-cell office:value-type="float" office:value="0.6006495" calcext:value-type="float">
            <text:p>0,6006495</text:p>
          </table:table-cell>
          <table:table-cell office:value-type="float" office:value="0.9881653" calcext:value-type="float">
            <text:p>0,9881653</text:p>
          </table:table-cell>
          <table:table-cell table:number-columns-repeated="2" office:value-type="float" office:value="1.0850443" calcext:value-type="float">
            <text:p>1,08504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4252213" calcext:value-type="float">
            <text:p>0,54252213</text:p>
          </table:table-cell>
          <table:table-cell table:number-columns-repeated="2" office:value-type="float" office:value="0.9687894" calcext:value-type="float">
            <text:p>0,9687894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0.91066206" calcext:value-type="float">
            <text:p>0,91066206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0.91066206" calcext:value-type="float">
            <text:p>0,91066206</text:p>
          </table:table-cell>
          <table:table-cell office:value-type="float" office:value="1.0656683" calcext:value-type="float">
            <text:p>1,06566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89128625" calcext:value-type="float">
            <text:p>0,89128625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618979" calcext:value-type="float">
            <text:p>0,5618979</text:p>
          </table:table-cell>
          <table:table-cell office:value-type="float" office:value="0.8912863" calcext:value-type="float">
            <text:p>0,8912863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0.8525348" calcext:value-type="float">
            <text:p>0,8525348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4252213" calcext:value-type="float">
            <text:p>0,54252213</text:p>
          </table:table-cell>
          <table:table-cell table:number-columns-repeated="2" office:value-type="float" office:value="0.94941366" calcext:value-type="float">
            <text:p>0,94941366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1.0075411" calcext:value-type="float">
            <text:p>1,0075411</text:p>
          </table:table-cell>
          <table:table-cell table:number-columns-repeated="2"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2314633" calcext:value-type="float">
            <text:p>0,52314633</text:p>
          </table:table-cell>
          <table:table-cell table:number-columns-repeated="3"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4252213" calcext:value-type="float">
            <text:p>0,54252213</text:p>
          </table:table-cell>
          <table:table-cell table:number-columns-repeated="2" office:value-type="float" office:value="1.0850443" calcext:value-type="float">
            <text:p>1,0850443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0656685" calcext:value-type="float">
            <text:p>1,0656685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850443" calcext:value-type="float">
            <text:p>1,0850443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3003786" calcext:value-type="float">
            <text:p>0,93003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0.93003786" calcext:value-type="float">
            <text:p>0,93003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656685" calcext:value-type="float">
            <text:p>1,0656685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4252213" calcext:value-type="float">
            <text:p>0,54252213</text:p>
          </table:table-cell>
          <table:table-cell table:number-columns-repeated="2" office:value-type="float" office:value="1.0075411" calcext:value-type="float">
            <text:p>1,0075411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1.10442" calcext:value-type="float">
            <text:p>1,10442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3003786" calcext:value-type="float">
            <text:p>0,93003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1.0850443" calcext:value-type="float">
            <text:p>1,0850443</text:p>
          </table:table-cell>
          <table:table-cell table:number-columns-repeated="2"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1.1237957" calcext:value-type="float">
            <text:p>1,1237957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10442" calcext:value-type="float">
            <text:p>1,10442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812737" calcext:value-type="float">
            <text:p>0,5812737</text:p>
          </table:table-cell>
          <table:table-cell table:number-columns-repeated="2" office:value-type="float" office:value="0.9881653" calcext:value-type="float">
            <text:p>0,9881653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6006495" calcext:value-type="float">
            <text:p>0,6006495</text:p>
          </table:table-cell>
          <table:table-cell office:value-type="float" office:value="0.91066206" calcext:value-type="float">
            <text:p>0,91066206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0.94941366" calcext:value-type="float">
            <text:p>0,94941366</text:p>
          </table:table-cell>
          <table:table-cell table:number-columns-repeated="2"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618979" calcext:value-type="float">
            <text:p>0,5618979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0.93003786" calcext:value-type="float">
            <text:p>0,93003786</text:p>
          </table:table-cell>
          <table:table-cell table:number-columns-repeated="2"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0.9881653" calcext:value-type="float">
            <text:p>0,9881653</text:p>
          </table:table-cell>
          <table:table-cell table:number-columns-repeated="2"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440737" calcext:value-type="float">
            <text:p>0,79440737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440737" calcext:value-type="float">
            <text:p>0,79440737</text:p>
          </table:table-cell>
          <table:table-cell office:value-type="float" office:value="0.6006495" calcext:value-type="float">
            <text:p>0,6006495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6200253" calcext:value-type="float">
            <text:p>0,6200253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1066206" calcext:value-type="float">
            <text:p>0,91066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5812737" calcext:value-type="float">
            <text:p>0,5812737</text:p>
          </table:table-cell>
          <table:table-cell table:number-columns-repeated="3"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8127373" calcext:value-type="float">
            <text:p>0,58127373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0.54252213" calcext:value-type="float">
            <text:p>0,54252213</text:p>
          </table:table-cell>
          <table:table-cell table:number-columns-repeated="2" office:value-type="float" office:value="0.9881653" calcext:value-type="float">
            <text:p>0,9881653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2314633" calcext:value-type="float">
            <text:p>0,52314633</text:p>
          </table:table-cell>
          <table:table-cell table:number-columns-repeated="2" office:value-type="float" office:value="1.0075411" calcext:value-type="float">
            <text:p>1,0075411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1066206" calcext:value-type="float">
            <text:p>0,91066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5618979" calcext:value-type="float">
            <text:p>0,5618979</text:p>
          </table:table-cell>
          <table:table-cell office:value-type="float" office:value="1.0075411" calcext:value-type="float">
            <text:p>1,0075411</text:p>
          </table:table-cell>
          <table:table-cell table:number-columns-repeated="2"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1066206" calcext:value-type="float">
            <text:p>0,91066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87191045" calcext:value-type="float">
            <text:p>0,871910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656685" calcext:value-type="float">
            <text:p>1,0656685</text:p>
          </table:table-cell>
          <table:table-cell office:value-type="float" office:value="0.9106621" calcext:value-type="float">
            <text:p>0,91066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0.91066206" calcext:value-type="float">
            <text:p>0,91066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0.46501893" calcext:value-type="float">
            <text:p>0,4650189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0377053" calcext:value-type="float">
            <text:p>0,50377053</text:p>
          </table:table-cell>
          <table:table-cell table:number-columns-repeated="2" office:value-type="float" office:value="1.0269169" calcext:value-type="float">
            <text:p>1,0269169</text:p>
          </table:table-cell>
          <table:table-cell office:value-type="float" office:value="1.0656685" calcext:value-type="float">
            <text:p>1,06566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46501893" calcext:value-type="float">
            <text:p>0,4650189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850443" calcext:value-type="float">
            <text:p>1,08504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9881653" calcext:value-type="float">
            <text:p>0,9881653</text:p>
          </table:table-cell>
          <table:table-cell table:number-columns-repeated="2"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4252213" calcext:value-type="float">
            <text:p>0,54252213</text:p>
          </table:table-cell>
          <table:table-cell table:number-columns-repeated="2" office:value-type="float" office:value="0.9687894" calcext:value-type="float">
            <text:p>0,9687894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2314633" calcext:value-type="float">
            <text:p>0,52314633</text:p>
          </table:table-cell>
          <table:table-cell table:number-columns-repeated="3"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56189793" calcext:value-type="float">
            <text:p>0,56189793</text:p>
          </table:table-cell>
          <table:table-cell table:number-columns-repeated="2" office:value-type="float" office:value="1.0075411" calcext:value-type="float">
            <text:p>1,0075411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2314633" calcext:value-type="float">
            <text:p>0,52314633</text:p>
          </table:table-cell>
          <table:table-cell table:number-columns-repeated="3"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0.91066206" calcext:value-type="float">
            <text:p>0,91066206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618979" calcext:value-type="float">
            <text:p>0,5618979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440737" calcext:value-type="float">
            <text:p>0,79440737</text:p>
          </table:table-cell>
          <table:table-cell office:value-type="float" office:value="0.52314633" calcext:value-type="float">
            <text:p>0,52314633</text:p>
          </table:table-cell>
          <table:table-cell table:number-columns-repeated="2" office:value-type="float" office:value="1.0075411" calcext:value-type="float">
            <text:p>1,0075411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656683" calcext:value-type="float">
            <text:p>1,06566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378317" calcext:value-type="float">
            <text:p>0,81378317</text:p>
          </table:table-cell>
          <table:table-cell office:value-type="float" office:value="0.54252213" calcext:value-type="float">
            <text:p>0,54252213</text:p>
          </table:table-cell>
          <table:table-cell table:number-columns-repeated="2" office:value-type="float" office:value="0.9687894" calcext:value-type="float">
            <text:p>0,9687894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1.0462927" calcext:value-type="float">
            <text:p>1,0462927</text:p>
          </table:table-cell>
          <table:table-cell table:number-columns-repeated="2"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1.0850443" calcext:value-type="float">
            <text:p>1,0850443</text:p>
          </table:table-cell>
          <table:table-cell table:number-columns-repeated="2"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3003786" calcext:value-type="float">
            <text:p>0,93003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0.58127373" calcext:value-type="float">
            <text:p>0,58127373</text:p>
          </table:table-cell>
          <table:table-cell office:value-type="float" office:value="1.0656685" calcext:value-type="float">
            <text:p>1,0656685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1.0656685" calcext:value-type="float">
            <text:p>1,0656685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3003786" calcext:value-type="float">
            <text:p>0,93003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656685" calcext:value-type="float">
            <text:p>1,0656685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6189793" calcext:value-type="float">
            <text:p>0,56189793</text:p>
          </table:table-cell>
          <table:table-cell table:number-columns-repeated="3"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440737" calcext:value-type="float">
            <text:p>0,79440737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1.0462927" calcext:value-type="float">
            <text:p>1,0462927</text:p>
          </table:table-cell>
          <table:table-cell table:number-columns-repeated="2"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0377053" calcext:value-type="float">
            <text:p>0,50377053</text:p>
          </table:table-cell>
          <table:table-cell table:number-columns-repeated="2" office:value-type="float" office:value="1.0269169" calcext:value-type="float">
            <text:p>1,0269169</text:p>
          </table:table-cell>
          <table:table-cell office:value-type="float" office:value="1.0656685" calcext:value-type="float">
            <text:p>1,06566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1.1237959" calcext:value-type="float">
            <text:p>1,12379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6006495" calcext:value-type="float">
            <text:p>0,6006495</text:p>
          </table:table-cell>
          <table:table-cell table:number-columns-repeated="2" office:value-type="float" office:value="1.0269169" calcext:value-type="float">
            <text:p>1,0269169</text:p>
          </table:table-cell>
          <table:table-cell office:value-type="float" office:value="1.0850443" calcext:value-type="float">
            <text:p>1,08504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8127373" calcext:value-type="float">
            <text:p>0,58127373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0.91066206" calcext:value-type="float">
            <text:p>0,91066206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3003786" calcext:value-type="float">
            <text:p>0,93003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6189793" calcext:value-type="float">
            <text:p>0,56189793</text:p>
          </table:table-cell>
          <table:table-cell table:number-columns-repeated="3"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812737" calcext:value-type="float">
            <text:p>0,5812737</text:p>
          </table:table-cell>
          <table:table-cell table:number-columns-repeated="2" office:value-type="float" office:value="0.9687894" calcext:value-type="float">
            <text:p>0,9687894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618979" calcext:value-type="float">
            <text:p>0,5618979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850443" calcext:value-type="float">
            <text:p>1,08504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0.6200253" calcext:value-type="float">
            <text:p>0,620025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1066206" calcext:value-type="float">
            <text:p>0,91066206</text:p>
          </table:table-cell>
          <table:table-cell office:value-type="float" office:value="1.10442" calcext:value-type="float">
            <text:p>1,10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8127373" calcext:value-type="float">
            <text:p>0,5812737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8719106" calcext:value-type="float">
            <text:p>0,8719106</text:p>
          </table:table-cell>
          <table:table-cell office:value-type="float" office:value="1.1431715" calcext:value-type="float">
            <text:p>1,14317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618979" calcext:value-type="float">
            <text:p>0,5618979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1066206" calcext:value-type="float">
            <text:p>0,91066206</text:p>
          </table:table-cell>
          <table:table-cell office:value-type="float" office:value="1.1237959" calcext:value-type="float">
            <text:p>1,12379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440737" calcext:value-type="float">
            <text:p>0,79440737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8719106" calcext:value-type="float">
            <text:p>0,8719106</text:p>
          </table:table-cell>
          <table:table-cell office:value-type="float" office:value="1.0656685" calcext:value-type="float">
            <text:p>1,06566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8719106" calcext:value-type="float">
            <text:p>0,8719106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1066206" calcext:value-type="float">
            <text:p>0,91066206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440737" calcext:value-type="float">
            <text:p>0,79440737</text:p>
          </table:table-cell>
          <table:table-cell office:value-type="float" office:value="0.58127373" calcext:value-type="float">
            <text:p>0,5812737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6006495" calcext:value-type="float">
            <text:p>0,6006495</text:p>
          </table:table-cell>
          <table:table-cell table:number-columns-repeated="3"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6200253" calcext:value-type="float">
            <text:p>0,6200253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3003786" calcext:value-type="float">
            <text:p>0,93003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94011" calcext:value-type="float">
            <text:p>0,6394011</text:p>
          </table:table-cell>
          <table:table-cell office:value-type="float" office:value="0.54252213" calcext:value-type="float">
            <text:p>0,54252213</text:p>
          </table:table-cell>
          <table:table-cell table:number-columns-repeated="2" office:value-type="float" office:value="1.0075411" calcext:value-type="float">
            <text:p>1,0075411</text:p>
          </table:table-cell>
          <table:table-cell office:value-type="float" office:value="0.9106621" calcext:value-type="float">
            <text:p>0,91066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3003786" calcext:value-type="float">
            <text:p>0,93003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46501896" calcext:value-type="float">
            <text:p>0,46501896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46501893" calcext:value-type="float">
            <text:p>0,4650189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46501896" calcext:value-type="float">
            <text:p>0,46501896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46501893" calcext:value-type="float">
            <text:p>0,4650189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4843947" calcext:value-type="float">
            <text:p>0,4843947</text:p>
          </table:table-cell>
          <table:table-cell table:number-columns-repeated="2" office:value-type="float" office:value="0.9687894" calcext:value-type="float">
            <text:p>0,9687894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4843947" calcext:value-type="float">
            <text:p>0,4843947</text:p>
          </table:table-cell>
          <table:table-cell table:number-columns-repeated="2" office:value-type="float" office:value="0.9881653" calcext:value-type="float">
            <text:p>0,9881653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300379" calcext:value-type="float">
            <text:p>0,9300379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3003786" calcext:value-type="float">
            <text:p>0,93003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8127373" calcext:value-type="float">
            <text:p>0,58127373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0.6006495" calcext:value-type="float">
            <text:p>0,6006495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6006495" calcext:value-type="float">
            <text:p>0,6006495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9" calcext:value-type="float">
            <text:p>0,6587769</text:p>
          </table:table-cell>
          <table:table-cell office:value-type="float" office:value="0.6394011" calcext:value-type="float">
            <text:p>0,6394011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850443" calcext:value-type="float">
            <text:p>1,0850443</text:p>
          </table:table-cell>
          <table:table-cell office:value-type="float" office:value="1.0656683" calcext:value-type="float">
            <text:p>1,06566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6200253" calcext:value-type="float">
            <text:p>0,620025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6006495" calcext:value-type="float">
            <text:p>0,6006495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656685" calcext:value-type="float">
            <text:p>1,06566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46501893" calcext:value-type="float">
            <text:p>0,4650189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2314633" calcext:value-type="float">
            <text:p>0,52314633</text:p>
          </table:table-cell>
          <table:table-cell table:number-columns-repeated="2" office:value-type="float" office:value="1.0269169" calcext:value-type="float">
            <text:p>1,0269169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656685" calcext:value-type="float">
            <text:p>1,0656685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9" calcext:value-type="float">
            <text:p>0,6587769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440737" calcext:value-type="float">
            <text:p>0,79440737</text:p>
          </table:table-cell>
          <table:table-cell office:value-type="float" office:value="0.46501893" calcext:value-type="float">
            <text:p>0,4650189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3003786" calcext:value-type="float">
            <text:p>0,93003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315897" calcext:value-type="float">
            <text:p>0,83315897</text:p>
          </table:table-cell>
          <table:table-cell office:value-type="float" office:value="0.46501896" calcext:value-type="float">
            <text:p>0,46501896</text:p>
          </table:table-cell>
          <table:table-cell office:value-type="float" office:value="0.94941366" calcext:value-type="float">
            <text:p>0,94941366</text:p>
          </table:table-cell>
          <table:table-cell table:number-columns-repeated="2"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46501893" calcext:value-type="float">
            <text:p>0,4650189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656683" calcext:value-type="float">
            <text:p>1,06566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300379" calcext:value-type="float">
            <text:p>0,9300379</text:p>
          </table:table-cell>
          <table:table-cell office:value-type="float" office:value="1.0656685" calcext:value-type="float">
            <text:p>1,06566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440737" calcext:value-type="float">
            <text:p>0,79440737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106621" calcext:value-type="float">
            <text:p>0,9106621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656685" calcext:value-type="float">
            <text:p>1,06566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4843947" calcext:value-type="float">
            <text:p>0,4843947</text:p>
          </table:table-cell>
          <table:table-cell table:number-columns-repeated="3"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4262674" calcext:value-type="float">
            <text:p>0,4262674</text:p>
          </table:table-cell>
          <table:table-cell table:number-columns-repeated="2" office:value-type="float" office:value="0.9881653" calcext:value-type="float">
            <text:p>0,9881653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40689158" calcext:value-type="float">
            <text:p>0,40689158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4843947" calcext:value-type="float">
            <text:p>0,4843947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46501893" calcext:value-type="float">
            <text:p>0,4650189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440737" calcext:value-type="float">
            <text:p>0,79440737</text:p>
          </table:table-cell>
          <table:table-cell office:value-type="float" office:value="0.46501896" calcext:value-type="float">
            <text:p>0,46501896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0.52314633" calcext:value-type="float">
            <text:p>0,52314633</text:p>
          </table:table-cell>
          <table:table-cell table:number-columns-repeated="2" office:value-type="float" office:value="0.9881653" calcext:value-type="float">
            <text:p>0,9881653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0377053" calcext:value-type="float">
            <text:p>0,5037705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440737" calcext:value-type="float">
            <text:p>0,79440737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00253" calcext:value-type="float">
            <text:p>0,6200253</text:p>
          </table:table-cell>
          <table:table-cell office:value-type="float" office:value="0.52314633" calcext:value-type="float">
            <text:p>0,5231463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1066206" calcext:value-type="float">
            <text:p>0,91066206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1066206" calcext:value-type="float">
            <text:p>0,91066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0.58127373" calcext:value-type="float">
            <text:p>0,5812737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6006495" calcext:value-type="float">
            <text:p>0,6006495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6006495" calcext:value-type="float">
            <text:p>0,6006495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19106" calcext:value-type="float">
            <text:p>0,8719106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89128625" calcext:value-type="float">
            <text:p>0,89128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315897" calcext:value-type="float">
            <text:p>0,83315897</text:p>
          </table:table-cell>
          <table:table-cell office:value-type="float" office:value="0.58127373" calcext:value-type="float">
            <text:p>0,58127373</text:p>
          </table:table-cell>
          <table:table-cell table:number-columns-repeated="3"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6006495" calcext:value-type="float">
            <text:p>0,6006495</text:p>
          </table:table-cell>
          <table:table-cell table:number-columns-repeated="2" office:value-type="float" office:value="0.9881653" calcext:value-type="float">
            <text:p>0,9881653</text:p>
          </table:table-cell>
          <table:table-cell office:value-type="float" office:value="0.91066206" calcext:value-type="float">
            <text:p>0,91066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812737" calcext:value-type="float">
            <text:p>0,5812737</text:p>
          </table:table-cell>
          <table:table-cell table:number-columns-repeated="2" office:value-type="float" office:value="0.9687894" calcext:value-type="float">
            <text:p>0,9687894</text:p>
          </table:table-cell>
          <table:table-cell office:value-type="float" office:value="0.93003786" calcext:value-type="float">
            <text:p>0,93003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6006495" calcext:value-type="float">
            <text:p>0,6006495</text:p>
          </table:table-cell>
          <table:table-cell office:value-type="float" office:value="0.9687894" calcext:value-type="float">
            <text:p>0,9687894</text:p>
          </table:table-cell>
          <table:table-cell table:number-columns-repeated="2"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127373" calcext:value-type="float">
            <text:p>0,58127373</text:p>
          </table:table-cell>
          <table:table-cell office:value-type="float" office:value="0.639401" calcext:value-type="float">
            <text:p>0,639401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1066206" calcext:value-type="float">
            <text:p>0,91066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6200253" calcext:value-type="float">
            <text:p>0,620025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3003786" calcext:value-type="float">
            <text:p>0,93003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6006495" calcext:value-type="float">
            <text:p>0,6006495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378317" calcext:value-type="float">
            <text:p>0,81378317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6200253" calcext:value-type="float">
            <text:p>0,620025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812737" calcext:value-type="float">
            <text:p>0,5812737</text:p>
          </table:table-cell>
          <table:table-cell table:number-columns-repeated="3"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639401" calcext:value-type="float">
            <text:p>0,639401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0656685" calcext:value-type="float">
            <text:p>1,0656685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94011" calcext:value-type="float">
            <text:p>0,6394011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0.93003786" calcext:value-type="float">
            <text:p>0,93003786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94011" calcext:value-type="float">
            <text:p>0,6394011</text:p>
          </table:table-cell>
          <table:table-cell office:value-type="float" office:value="0.6006495" calcext:value-type="float">
            <text:p>0,6006495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1.10442" calcext:value-type="float">
            <text:p>1,10442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56189793" calcext:value-type="float">
            <text:p>0,56189793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94011" calcext:value-type="float">
            <text:p>0,6394011</text:p>
          </table:table-cell>
          <table:table-cell office:value-type="float" office:value="0.58127373" calcext:value-type="float">
            <text:p>0,5812737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850443" calcext:value-type="float">
            <text:p>1,0850443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284" calcext:value-type="float">
            <text:p>0,6975284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54252213" calcext:value-type="float">
            <text:p>0,5425221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378317" calcext:value-type="float">
            <text:p>0,81378317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440737" calcext:value-type="float">
            <text:p>0,79440737</text:p>
          </table:table-cell>
          <table:table-cell office:value-type="float" office:value="0.5618979" calcext:value-type="float">
            <text:p>0,5618979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6006495" calcext:value-type="float">
            <text:p>0,6006495</text:p>
          </table:table-cell>
          <table:table-cell table:number-columns-repeated="2" office:value-type="float" office:value="0.9687894" calcext:value-type="float">
            <text:p>0,9687894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6200253" calcext:value-type="float">
            <text:p>0,6200253</text:p>
          </table:table-cell>
          <table:table-cell table:number-columns-repeated="2" office:value-type="float" office:value="0.94941366" calcext:value-type="float">
            <text:p>0,94941366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0.6394011" calcext:value-type="float">
            <text:p>0,6394011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94011" calcext:value-type="float">
            <text:p>0,6394011</text:p>
          </table:table-cell>
          <table:table-cell office:value-type="float" office:value="0.6200253" calcext:value-type="float">
            <text:p>0,620025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8912863" calcext:value-type="float">
            <text:p>0,8912863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00253" calcext:value-type="float">
            <text:p>0,6200253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8719106" calcext:value-type="float">
            <text:p>0,8719106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0.6200253" calcext:value-type="float">
            <text:p>0,620025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89128625" calcext:value-type="float">
            <text:p>0,89128625</text:p>
          </table:table-cell>
          <table:table-cell office:value-type="float" office:value="1.0850443" calcext:value-type="float">
            <text:p>1,08504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618979" calcext:value-type="float">
            <text:p>0,5618979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89128625" calcext:value-type="float">
            <text:p>0,89128625</text:p>
          </table:table-cell>
          <table:table-cell office:value-type="float" office:value="1.0850443" calcext:value-type="float">
            <text:p>1,08504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8912863" calcext:value-type="float">
            <text:p>0,8912863</text:p>
          </table:table-cell>
          <table:table-cell office:value-type="float" office:value="1.0462927" calcext:value-type="float">
            <text:p>1,0462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6006495" calcext:value-type="float">
            <text:p>0,6006495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1066206" calcext:value-type="float">
            <text:p>0,91066206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6006495" calcext:value-type="float">
            <text:p>0,6006495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075411" calcext:value-type="float">
            <text:p>1,007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6200253" calcext:value-type="float">
            <text:p>0,6200253</text:p>
          </table:table-cell>
          <table:table-cell table:number-columns-repeated="2" office:value-type="float" office:value="1.0075411" calcext:value-type="float">
            <text:p>1,0075411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440737" calcext:value-type="float">
            <text:p>0,79440737</text:p>
          </table:table-cell>
          <table:table-cell office:value-type="float" office:value="0.6200253" calcext:value-type="float">
            <text:p>0,620025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6006495" calcext:value-type="float">
            <text:p>0,6006495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8127373" calcext:value-type="float">
            <text:p>0,5812737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0.54252213" calcext:value-type="float">
            <text:p>0,54252213</text:p>
          </table:table-cell>
          <table:table-cell table:number-columns-repeated="2" office:value-type="float" office:value="1.0075411" calcext:value-type="float">
            <text:p>1,0075411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768" calcext:value-type="float">
            <text:p>0,6587768</text:p>
          </table:table-cell>
          <table:table-cell office:value-type="float" office:value="0.6006495" calcext:value-type="float">
            <text:p>0,6006495</text:p>
          </table:table-cell>
          <table:table-cell office:value-type="float" office:value="0.9687894" calcext:value-type="float">
            <text:p>0,9687894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0.94941366" calcext:value-type="float">
            <text:p>0,94941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1526" calcext:value-type="float">
            <text:p>0,6781526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881653" calcext:value-type="float">
            <text:p>0,988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6200253" calcext:value-type="float">
            <text:p>0,6200253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687894" calcext:value-type="float">
            <text:p>0,968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6006495" calcext:value-type="float">
            <text:p>0,6006495</text:p>
          </table:table-cell>
          <table:table-cell office:value-type="float" office:value="1.0656683" calcext:value-type="float">
            <text:p>1,0656683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1.0269169" calcext:value-type="float">
            <text:p>1,026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65577" calcext:value-type="float">
            <text:p>0,75565577</text:p>
          </table:table-cell>
          <table:table-cell office:value-type="float" office:value="0.6006495" calcext:value-type="float">
            <text:p>0,6006495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1.0462927" calcext:value-type="float">
            <text:p>1,0462927</text:p>
          </table:table-cell>
          <table:table-cell office:value-type="float" office:value="0.93003786" calcext:value-type="float">
            <text:p>0,93003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9042" calcext:value-type="float">
            <text:p>0,7169042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1.0075411" calcext:value-type="float">
            <text:p>1,0075411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8912863" calcext:value-type="float">
            <text:p>0,89128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316" calcext:value-type="float">
            <text:p>0,7750316</text:p>
          </table:table-cell>
          <table:table-cell office:value-type="float" office:value="0.56189793" calcext:value-type="float">
            <text:p>0,56189793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1.0269169" calcext:value-type="float">
            <text:p>1,0269169</text:p>
          </table:table-cell>
          <table:table-cell office:value-type="float" office:value="0.91066206" calcext:value-type="float">
            <text:p>0,91066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27996" calcext:value-type="float">
            <text:p>0,73627996</text:p>
          </table:table-cell>
          <table:table-cell office:value-type="float" office:value="0.5812737" calcext:value-type="float">
            <text:p>0,5812737</text:p>
          </table:table-cell>
          <table:table-cell office:value-type="float" office:value="0.94941366" calcext:value-type="float">
            <text:p>0,94941366</text:p>
          </table:table-cell>
          <table:table-cell office:value-type="float" office:value="0.9881653" calcext:value-type="float">
            <text:p>0,9881653</text:p>
          </table:table-cell>
          <table:table-cell office:value-type="float" office:value="0.87191045" calcext:value-type="float">
            <text:p>0,871910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4T21:08:02.205000000</dc:date>
    <meta:editing-duration>PT50M31S</meta:editing-duration>
    <meta:editing-cycles>7</meta:editing-cycles>
    <meta:generator>LibreOffice/4.3.5.2$Windows_x86 LibreOffice_project/3a87456aaa6a95c63eea1c1b3201acedf0751bd5</meta:generator>
    <meta:document-statistic meta:table-count="1" meta:cell-count="240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92cm" svg:y="2.458cm" style:legend-expansion="high" chart:style-name="ch2"/>
        <chart:plot-area chart:style-name="ch3" table:cell-range-address="Feuille3.A1:Feuille3.H401" chart:data-source-has-labels="row" svg:x="0.32cm" svg:y="0.18cm" svg:width="11.952cm" svg:height="8.64cm">
          <chartooo:coordinate-region svg:x="1.047cm" svg:y="0.379cm" svg:width="11.08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3.A2:Feuille3.A401" chart:label-cell-address="Feuille3.A1:Feuille3.A1" chart:class="chart:line">
            <chart:data-point chart:repeated="400"/>
          </chart:series>
          <chart:series chart:style-name="ch7" chart:values-cell-range-address="Feuille3.B2:Feuille3.B401" chart:label-cell-address="Feuille3.B1:Feuille3.B1" chart:class="chart:line">
            <chart:data-point chart:repeated="400"/>
          </chart:series>
          <chart:series chart:style-name="ch8" chart:values-cell-range-address="Feuille3.C2:Feuille3.C401" chart:label-cell-address="Feuille3.C1:Feuille3.C1" chart:class="chart:line">
            <chart:data-point chart:repeated="400"/>
          </chart:series>
          <chart:series chart:style-name="ch9" chart:values-cell-range-address="Feuille3.D2:Feuille3.D401" chart:label-cell-address="Feuille3.D1:Feuille3.D1" chart:class="chart:line">
            <chart:data-point chart:repeated="400"/>
          </chart:series>
          <chart:series chart:style-name="ch10" chart:values-cell-range-address="Feuille3.E2:Feuille3.E401" chart:label-cell-address="Feuille3.E1:Feuille3.E1" chart:class="chart:line">
            <chart:data-point chart:repeated="400"/>
          </chart:series>
          <chart:series chart:style-name="ch11" chart:values-cell-range-address="Feuille3.F2:Feuille3.F401" chart:label-cell-address="Feuille3.F1:Feuille3.F1" chart:class="chart:line">
            <chart:data-point chart:repeated="400"/>
          </chart:series>
          <chart:series chart:style-name="ch12" chart:values-cell-range-address="Feuille3.G2:Feuille3.G401" chart:label-cell-address="Feuille3.G1:Feuille3.G1" chart:class="chart:line">
            <chart:data-point chart:repeated="400"/>
          </chart:series>
          <chart:series chart:style-name="ch13" chart:values-cell-range-address="Feuille3.H2:Feuille3.H401" chart:label-cell-address="Feuille3.H1:Feuille3.H1" chart:class="chart:line">
            <chart:data-point chart:repeated="4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 1</text:p>
                <draw:g>
                  <svg:desc>Feuille3.A1:Feuille3.A1</svg:desc>
                </draw:g>
              </table:table-cell>
              <table:table-cell office:value-type="string">
                <text:p>k32</text:p>
                <draw:g>
                  <svg:desc>Feuille3.B1:Feuille3.B1</svg:desc>
                </draw:g>
              </table:table-cell>
              <table:table-cell office:value-type="string">
                <text:p>k20</text:p>
                <draw:g>
                  <svg:desc>Feuille3.C1:Feuille3.C1</svg:desc>
                </draw:g>
              </table:table-cell>
              <table:table-cell office:value-type="string">
                <text:p>k20 ki2</text:p>
                <draw:g>
                  <svg:desc>Feuille3.D1:Feuille3.D1</svg:desc>
                </draw:g>
              </table:table-cell>
              <table:table-cell office:value-type="string">
                <text:p>k20 ki2 mu03</text:p>
                <draw:g>
                  <svg:desc>Feuille3.E1:Feuille3.E1</svg:desc>
                </draw:g>
              </table:table-cell>
              <table:table-cell office:value-type="string">
                <text:p>k20 ki2 kd2</text:p>
                <draw:g>
                  <svg:desc>Feuille3.F1:Feuille3.F1</svg:desc>
                </draw:g>
              </table:table-cell>
              <table:table-cell office:value-type="string">
                <text:p/>
                <draw:g>
                  <svg:desc>Feuille3.G1:Feuille3.G1</svg:desc>
                </draw:g>
              </table:table-cell>
              <table:table-cell office:value-type="string">
                <text:p/>
                <draw:g>
                  <svg:desc>Feuille3.H1:Feuille3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3.A2:Feuille3.A401</svg:desc>
                </draw:g>
              </table:table-cell>
              <table:table-cell office:value-type="float" office:value="0">
                <text:p>0</text:p>
                <draw:g>
                  <svg:desc>Feuille3.B2:Feuille3.B401</svg:desc>
                </draw:g>
              </table:table-cell>
              <table:table-cell office:value-type="float" office:value="0">
                <text:p>0</text:p>
                <draw:g>
                  <svg:desc>Feuille3.C2:Feuille3.C401</svg:desc>
                </draw:g>
              </table:table-cell>
              <table:table-cell office:value-type="float" office:value="0">
                <text:p>0</text:p>
                <draw:g>
                  <svg:desc>Feuille3.D2:Feuille3.D401</svg:desc>
                </draw:g>
              </table:table-cell>
              <table:table-cell office:value-type="float" office:value="0">
                <text:p>0</text:p>
                <draw:g>
                  <svg:desc>Feuille3.E2:Feuille3.E401</svg:desc>
                </draw:g>
              </table:table-cell>
              <table:table-cell office:value-type="float" office:value="0">
                <text:p>0</text:p>
                <draw:g>
                  <svg:desc>Feuille3.F2:Feuille3.F401</svg:desc>
                </draw:g>
              </table:table-cell>
              <table:table-cell office:value-type="float" office:value="NaN">
                <text:p>NaN</text:p>
                <draw:g>
                  <svg:desc>Feuille3.G2:Feuille3.G401</svg:desc>
                </draw:g>
              </table:table-cell>
              <table:table-cell office:value-type="float" office:value="NaN">
                <text:p>NaN</text:p>
                <draw:g>
                  <svg:desc>Feuille3.H2:Feuille3.H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999997">
                <text:p>0.049999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999994">
                <text:p>0.0999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999999">
                <text:p>0.14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999999">
                <text:p>0.1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999999">
                <text:p>0.24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999998">
                <text:p>0.2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999996">
                <text:p>0.34999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37579">
                <text:p>0.01937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999998">
                <text:p>0.39999998</text:p>
              </table:table-cell>
              <table:table-cell office:value-type="float" office:value="0.03875158">
                <text:p>0.03875158</text:p>
              </table:table-cell>
              <table:table-cell office:value-type="float" office:value="0.01937579">
                <text:p>0.01937579</text:p>
              </table:table-cell>
              <table:table-cell office:value-type="float" office:value="0.058127366">
                <text:p>0.058127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09687895">
                <text:p>0.09687895</text:p>
              </table:table-cell>
              <table:table-cell office:value-type="float" office:value="0.03875158">
                <text:p>0.03875158</text:p>
              </table:table-cell>
              <table:table-cell office:value-type="float" office:value="0.09687895">
                <text:p>0.09687895</text:p>
              </table:table-cell>
              <table:table-cell office:value-type="float" office:value="0.01937579">
                <text:p>0.01937579</text:p>
              </table:table-cell>
              <table:table-cell office:value-type="float" office:value="0.03875158">
                <text:p>0.03875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9687895">
                <text:p>0.09687895</text:p>
              </table:table-cell>
              <table:table-cell office:value-type="float" office:value="0.058127366">
                <text:p>0.058127366</text:p>
              </table:table-cell>
              <table:table-cell office:value-type="float" office:value="0.11625473">
                <text:p>0.11625473</text:p>
              </table:table-cell>
              <table:table-cell office:value-type="float" office:value="0.01937579">
                <text:p>0.01937579</text:p>
              </table:table-cell>
              <table:table-cell office:value-type="float" office:value="0.07750316">
                <text:p>0.07750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09687894">
                <text:p>0.09687894</text:p>
              </table:table-cell>
              <table:table-cell office:value-type="float" office:value="0.09687895">
                <text:p>0.09687895</text:p>
              </table:table-cell>
              <table:table-cell office:value-type="float" office:value="0.1743821">
                <text:p>0.1743821</text:p>
              </table:table-cell>
              <table:table-cell office:value-type="float" office:value="0.09687895">
                <text:p>0.09687895</text:p>
              </table:table-cell>
              <table:table-cell office:value-type="float" office:value="0.13563053">
                <text:p>0.13563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15500632">
                <text:p>0.15500632</text:p>
              </table:table-cell>
              <table:table-cell office:value-type="float" office:value="0.11625473">
                <text:p>0.11625473</text:p>
              </table:table-cell>
              <table:table-cell office:value-type="float" office:value="0.2131337">
                <text:p>0.2131337</text:p>
              </table:table-cell>
              <table:table-cell office:value-type="float" office:value="0.09687895">
                <text:p>0.09687895</text:p>
              </table:table-cell>
              <table:table-cell office:value-type="float" office:value="0.1743821">
                <text:p>0.1743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000004">
                <text:p>0.65000004</text:p>
              </table:table-cell>
              <table:table-cell office:value-type="float" office:value="0.15500632">
                <text:p>0.15500632</text:p>
              </table:table-cell>
              <table:table-cell office:value-type="float" office:value="0.1743821">
                <text:p>0.1743821</text:p>
              </table:table-cell>
              <table:table-cell office:value-type="float" office:value="0.32938844">
                <text:p>0.32938844</text:p>
              </table:table-cell>
              <table:table-cell office:value-type="float" office:value="0.15500632">
                <text:p>0.15500632</text:p>
              </table:table-cell>
              <table:table-cell office:value-type="float" office:value="0.2131337">
                <text:p>0.213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000005">
                <text:p>0.70000005</text:p>
              </table:table-cell>
              <table:table-cell office:value-type="float" office:value="0.1937579">
                <text:p>0.1937579</text:p>
              </table:table-cell>
              <table:table-cell office:value-type="float" office:value="0.1743821">
                <text:p>0.1743821</text:p>
              </table:table-cell>
              <table:table-cell office:value-type="float" office:value="0.40689158">
                <text:p>0.40689158</text:p>
              </table:table-cell>
              <table:table-cell office:value-type="float" office:value="0.25188527">
                <text:p>0.25188527</text:p>
              </table:table-cell>
              <table:table-cell office:value-type="float" office:value="0.31001264">
                <text:p>0.3100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000006">
                <text:p>0.75000006</text:p>
              </table:table-cell>
              <table:table-cell office:value-type="float" office:value="0.3487642">
                <text:p>0.3487642</text:p>
              </table:table-cell>
              <table:table-cell office:value-type="float" office:value="0.23250948">
                <text:p>0.23250948</text:p>
              </table:table-cell>
              <table:table-cell office:value-type="float" office:value="0.46501893">
                <text:p>0.46501893</text:p>
              </table:table-cell>
              <table:table-cell office:value-type="float" office:value="0.3875158">
                <text:p>0.3875158</text:p>
              </table:table-cell>
              <table:table-cell office:value-type="float" office:value="0.4262674">
                <text:p>0.4262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000001">
                <text:p>0.8000001</text:p>
              </table:table-cell>
              <table:table-cell office:value-type="float" office:value="0.4262674">
                <text:p>0.4262674</text:p>
              </table:table-cell>
              <table:table-cell office:value-type="float" office:value="0.25188527">
                <text:p>0.25188527</text:p>
              </table:table-cell>
              <table:table-cell office:value-type="float" office:value="0.6006495">
                <text:p>0.6006495</text:p>
              </table:table-cell>
              <table:table-cell office:value-type="float" office:value="0.52314633">
                <text:p>0.52314633</text:p>
              </table:table-cell>
              <table:table-cell office:value-type="float" office:value="0.5812737">
                <text:p>0.5812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00001">
                <text:p>0.8500001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29063687">
                <text:p>0.29063687</text:p>
              </table:table-cell>
              <table:table-cell office:value-type="float" office:value="0.639401">
                <text:p>0.63940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6587768">
                <text:p>0.6587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00001">
                <text:p>0.9000001</text:p>
              </table:table-cell>
              <table:table-cell office:value-type="float" office:value="0.6200253">
                <text:p>0.6200253</text:p>
              </table:table-cell>
              <table:table-cell office:value-type="float" office:value="0.3293884">
                <text:p>0.3293884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81378317">
                <text:p>0.81378317</text:p>
              </table:table-cell>
              <table:table-cell office:value-type="float" office:value="0.75565577">
                <text:p>0.7556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00001">
                <text:p>0.950000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3875158">
                <text:p>0.3875158</text:p>
              </table:table-cell>
              <table:table-cell office:value-type="float" office:value="0.81378317">
                <text:p>0.81378317</text:p>
              </table:table-cell>
              <table:table-cell office:value-type="float" office:value="0.8912863">
                <text:p>0.8912863</text:p>
              </table:table-cell>
              <table:table-cell office:value-type="float" office:value="0.8525348">
                <text:p>0.8525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4262674">
                <text:p>0.4262674</text:p>
              </table:table-cell>
              <table:table-cell office:value-type="float" office:value="0.91066206">
                <text:p>0.91066206</text:p>
              </table:table-cell>
              <table:table-cell office:value-type="float" office:value="0.9881653">
                <text:p>0.9881653</text:p>
              </table:table-cell>
              <table:table-cell office:value-type="float" office:value="0.8912863">
                <text:p>0.891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0377053">
                <text:p>0.50377053</text:p>
              </table:table-cell>
              <table:table-cell office:value-type="float" office:value="0.93003786">
                <text:p>0.93003786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2314633">
                <text:p>0.52314633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656685">
                <text:p>1.0656685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79440737">
                <text:p>0.79440737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1237959">
                <text:p>1.1237959</text:p>
              </table:table-cell>
              <table:table-cell office:value-type="float" office:value="1.10442">
                <text:p>1.10442</text:p>
              </table:table-cell>
              <table:table-cell office:value-type="float" office:value="1.0656683">
                <text:p>1.0656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81378317">
                <text:p>0.81378317</text:p>
              </table:table-cell>
              <table:table-cell office:value-type="float" office:value="0.5618979">
                <text:p>0.5618979</text:p>
              </table:table-cell>
              <table:table-cell office:value-type="float" office:value="1.1431715">
                <text:p>1.1431715</text:p>
              </table:table-cell>
              <table:table-cell office:value-type="float" office:value="1.10442">
                <text:p>1.10442</text:p>
              </table:table-cell>
              <table:table-cell office:value-type="float" office:value="1.1625475">
                <text:p>1.1625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1625473">
                <text:p>1.1625473</text:p>
              </table:table-cell>
              <table:table-cell office:value-type="float" office:value="1.2594264">
                <text:p>1.2594264</text:p>
              </table:table-cell>
              <table:table-cell office:value-type="float" office:value="1.2012991">
                <text:p>1.2012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1237959">
                <text:p>1.1237959</text:p>
              </table:table-cell>
              <table:table-cell office:value-type="float" office:value="1.2206748">
                <text:p>1.2206748</text:p>
              </table:table-cell>
              <table:table-cell office:value-type="float" office:value="1.1819232">
                <text:p>1.1819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10442">
                <text:p>1.10442</text:p>
              </table:table-cell>
              <table:table-cell office:value-type="float" office:value="1.201299">
                <text:p>1.201299</text:p>
              </table:table-cell>
              <table:table-cell office:value-type="float" office:value="1.1431715">
                <text:p>1.143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656683">
                <text:p>1.0656683</text:p>
              </table:table-cell>
              <table:table-cell office:value-type="float" office:value="1.201299">
                <text:p>1.201299</text:p>
              </table:table-cell>
              <table:table-cell office:value-type="float" office:value="1.1237959">
                <text:p>1.1237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6587768">
                <text:p>0.6587768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0850443">
                <text:p>1.0850443</text:p>
              </table:table-cell>
              <table:table-cell office:value-type="float" office:value="1.201299">
                <text:p>1.201299</text:p>
              </table:table-cell>
              <table:table-cell office:value-type="float" office:value="1.0850443">
                <text:p>1.085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618979">
                <text:p>0.5618979</text:p>
              </table:table-cell>
              <table:table-cell office:value-type="float" office:value="1.0850443">
                <text:p>1.0850443</text:p>
              </table:table-cell>
              <table:table-cell office:value-type="float" office:value="1.1431715">
                <text:p>1.1431715</text:p>
              </table:table-cell>
              <table:table-cell office:value-type="float" office:value="1.10442">
                <text:p>1.10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0656683">
                <text:p>1.0656683</text:p>
              </table:table-cell>
              <table:table-cell office:value-type="float" office:value="1.2206748">
                <text:p>1.2206748</text:p>
              </table:table-cell>
              <table:table-cell office:value-type="float" office:value="1.1237957">
                <text:p>1.1237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83315897">
                <text:p>0.83315897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10442">
                <text:p>1.10442</text:p>
              </table:table-cell>
              <table:table-cell office:value-type="float" office:value="1.1625473">
                <text:p>1.1625473</text:p>
              </table:table-cell>
              <table:table-cell office:value-type="float" office:value="1.1819232">
                <text:p>1.1819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81378317">
                <text:p>0.81378317</text:p>
              </table:table-cell>
              <table:table-cell office:value-type="float" office:value="0.5812737">
                <text:p>0.5812737</text:p>
              </table:table-cell>
              <table:table-cell office:value-type="float" office:value="1.10442">
                <text:p>1.10442</text:p>
              </table:table-cell>
              <table:table-cell office:value-type="float" office:value="1.1431715">
                <text:p>1.1431715</text:p>
              </table:table-cell>
              <table:table-cell office:value-type="float" office:value="1.1431715">
                <text:p>1.143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58127373">
                <text:p>0.58127373</text:p>
              </table:table-cell>
              <table:table-cell office:value-type="float" office:value="1.0850443">
                <text:p>1.0850443</text:p>
              </table:table-cell>
              <table:table-cell office:value-type="float" office:value="1.1431715">
                <text:p>1.1431715</text:p>
              </table:table-cell>
              <table:table-cell office:value-type="float" office:value="1.1431715">
                <text:p>1.143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6006495">
                <text:p>0.6006495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850443">
                <text:p>1.0850443</text:p>
              </table:table-cell>
              <table:table-cell office:value-type="float" office:value="1.1237959">
                <text:p>1.1237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812737">
                <text:p>0.5812737</text:p>
              </table:table-cell>
              <table:table-cell office:value-type="float" office:value="1.0656683">
                <text:p>1.0656683</text:p>
              </table:table-cell>
              <table:table-cell office:value-type="float" office:value="1.0656685">
                <text:p>1.0656685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6587768">
                <text:p>0.6587768</text:p>
              </table:table-cell>
              <table:table-cell office:value-type="float" office:value="0.5618979">
                <text:p>0.5618979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850443">
                <text:p>1.085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639401">
                <text:p>0.639401</text:p>
              </table:table-cell>
              <table:table-cell office:value-type="float" office:value="0.50377053">
                <text:p>0.5037705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0377053">
                <text:p>0.50377053</text:p>
              </table:table-cell>
              <table:table-cell office:value-type="float" office:value="1.0850443">
                <text:p>1.0850443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4843947">
                <text:p>0.4843947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2314633">
                <text:p>0.5231463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656685">
                <text:p>1.0656685</text:p>
              </table:table-cell>
              <table:table-cell office:value-type="float" office:value="1.0850443">
                <text:p>1.085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4843947">
                <text:p>0.4843947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2314633">
                <text:p>0.52314633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2314633">
                <text:p>0.52314633</text:p>
              </table:table-cell>
              <table:table-cell office:value-type="float" office:value="0.93003786">
                <text:p>0.93003786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6189793">
                <text:p>0.56189793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2314633">
                <text:p>0.52314633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0377053">
                <text:p>0.50377053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4843947">
                <text:p>0.4843947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3003786">
                <text:p>0.93003786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46501896">
                <text:p>0.46501896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3003786">
                <text:p>0.93003786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4843947">
                <text:p>0.4843947</text:p>
              </table:table-cell>
              <table:table-cell office:value-type="float" office:value="1.0656685">
                <text:p>1.0656685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0377053">
                <text:p>0.50377053</text:p>
              </table:table-cell>
              <table:table-cell office:value-type="float" office:value="1.0656683">
                <text:p>1.065668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2314633">
                <text:p>0.52314633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2314633">
                <text:p>0.52314633</text:p>
              </table:table-cell>
              <table:table-cell office:value-type="float" office:value="1.0850443">
                <text:p>1.0850443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2314633">
                <text:p>0.5231463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656683">
                <text:p>1.0656683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656683">
                <text:p>1.0656683</text:p>
              </table:table-cell>
              <table:table-cell office:value-type="float" office:value="1.0462927">
                <text:p>1.0462927</text:p>
              </table:table-cell>
              <table:table-cell office:value-type="float" office:value="1.10442">
                <text:p>1.10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0377053">
                <text:p>0.50377053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850443">
                <text:p>1.0850443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2314633">
                <text:p>0.5231463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850443">
                <text:p>1.0850443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2314633">
                <text:p>0.52314633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850443">
                <text:p>1.085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2314633">
                <text:p>0.5231463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10442">
                <text:p>1.10442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52314633">
                <text:p>0.5231463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1625473">
                <text:p>1.1625473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0377053">
                <text:p>0.5037705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.79440737">
                <text:p>0.79440737</text:p>
              </table:table-cell>
              <table:table-cell office:value-type="float" office:value="0.5618979">
                <text:p>0.5618979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850443">
                <text:p>1.0850443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812737">
                <text:p>0.5812737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656685">
                <text:p>1.0656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6189793">
                <text:p>0.56189793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2314633">
                <text:p>0.52314633</text:p>
              </table:table-cell>
              <table:table-cell office:value-type="float" office:value="0.9300379">
                <text:p>0.9300379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8127373">
                <text:p>0.58127373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6189793">
                <text:p>0.56189793</text:p>
              </table:table-cell>
              <table:table-cell office:value-type="float" office:value="0.91066206">
                <text:p>0.91066206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0377053">
                <text:p>0.5037705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4843947">
                <text:p>0.4843947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81378317">
                <text:p>0.81378317</text:p>
              </table:table-cell>
              <table:table-cell office:value-type="float" office:value="0.50377053">
                <text:p>0.50377053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4843947">
                <text:p>0.4843947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1066206">
                <text:p>0.9106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4843947">
                <text:p>0.4843947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106621">
                <text:p>0.910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4843947">
                <text:p>0.4843947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4843947">
                <text:p>0.4843947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1066206">
                <text:p>0.91066206</text:p>
              </table:table-cell>
              <table:table-cell office:value-type="float" office:value="0.9300379">
                <text:p>0.9300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4843947">
                <text:p>0.4843947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4843947">
                <text:p>0.4843947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46501893">
                <text:p>0.46501893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3003786">
                <text:p>0.93003786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46501893">
                <text:p>0.4650189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3003786">
                <text:p>0.93003786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40689158">
                <text:p>0.40689158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656685">
                <text:p>1.0656685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40689158">
                <text:p>0.40689158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0.79440737">
                <text:p>0.79440737</text:p>
              </table:table-cell>
              <table:table-cell office:value-type="float" office:value="0.4262674">
                <text:p>0.4262674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40689158">
                <text:p>0.40689158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656683">
                <text:p>1.065668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46501893">
                <text:p>0.46501893</text:p>
              </table:table-cell>
              <table:table-cell office:value-type="float" office:value="1.0656685">
                <text:p>1.0656685</text:p>
              </table:table-cell>
              <table:table-cell office:value-type="float" office:value="1.1237957">
                <text:p>1.1237957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46501893">
                <text:p>0.46501893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0377053">
                <text:p>0.50377053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3003786">
                <text:p>0.9300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46501893">
                <text:p>0.46501893</text:p>
              </table:table-cell>
              <table:table-cell office:value-type="float" office:value="1.0656683">
                <text:p>1.0656683</text:p>
              </table:table-cell>
              <table:table-cell office:value-type="float" office:value="1.1431715">
                <text:p>1.1431715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2314633">
                <text:p>0.52314633</text:p>
              </table:table-cell>
              <table:table-cell office:value-type="float" office:value="1.0462927">
                <text:p>1.0462927</text:p>
              </table:table-cell>
              <table:table-cell office:value-type="float" office:value="1.1237957">
                <text:p>1.1237957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656683">
                <text:p>1.065668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46501896">
                <text:p>0.46501896</text:p>
              </table:table-cell>
              <table:table-cell office:value-type="float" office:value="1.0269169">
                <text:p>1.0269169</text:p>
              </table:table-cell>
              <table:table-cell office:value-type="float" office:value="1.10442">
                <text:p>1.10442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4262674">
                <text:p>0.4262674</text:p>
              </table:table-cell>
              <table:table-cell office:value-type="float" office:value="1.1237959">
                <text:p>1.1237959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44564313">
                <text:p>0.4456431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656683">
                <text:p>1.065668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4262674">
                <text:p>0.4262674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656685">
                <text:p>1.0656685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40689158">
                <text:p>0.40689158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4262674">
                <text:p>0.4262674</text:p>
              </table:table-cell>
              <table:table-cell office:value-type="float" office:value="1.0850443">
                <text:p>1.0850443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0377053">
                <text:p>0.50377053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6587768">
                <text:p>0.6587768</text:p>
              </table:table-cell>
              <table:table-cell office:value-type="float" office:value="0.4843947">
                <text:p>0.4843947</text:p>
              </table:table-cell>
              <table:table-cell office:value-type="float" office:value="0.89128625">
                <text:p>0.89128625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0377053">
                <text:p>0.50377053</text:p>
              </table:table-cell>
              <table:table-cell office:value-type="float" office:value="0.8525348">
                <text:p>0.8525348</text:p>
              </table:table-cell>
              <table:table-cell office:value-type="float" office:value="0.8912863">
                <text:p>0.8912863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8719106">
                <text:p>0.8719106</text:p>
              </table:table-cell>
              <table:table-cell office:value-type="float" office:value="0.8912863">
                <text:p>0.891286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0377053">
                <text:p>0.50377053</text:p>
              </table:table-cell>
              <table:table-cell office:value-type="float" office:value="0.83315897">
                <text:p>0.83315897</text:p>
              </table:table-cell>
              <table:table-cell office:value-type="float" office:value="0.91066206">
                <text:p>0.91066206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46501893">
                <text:p>0.46501893</text:p>
              </table:table-cell>
              <table:table-cell office:value-type="float" office:value="0.89128625">
                <text:p>0.89128625</text:p>
              </table:table-cell>
              <table:table-cell office:value-type="float" office:value="0.91066206">
                <text:p>0.91066206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.79440737">
                <text:p>0.79440737</text:p>
              </table:table-cell>
              <table:table-cell office:value-type="float" office:value="0.4843947">
                <text:p>0.4843947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89128625">
                <text:p>0.89128625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4843947">
                <text:p>0.4843947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3003786">
                <text:p>0.93003786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46501896">
                <text:p>0.46501896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3003786">
                <text:p>0.93003786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656685">
                <text:p>1.0656685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52314633">
                <text:p>0.52314633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0377053">
                <text:p>0.5037705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2314633">
                <text:p>0.5231463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0377053">
                <text:p>0.50377053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656685">
                <text:p>1.0656685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6189793">
                <text:p>0.56189793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850443">
                <text:p>1.0850443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6189793">
                <text:p>0.56189793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656685">
                <text:p>1.0656685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2314633">
                <text:p>0.52314633</text:p>
              </table:table-cell>
              <table:table-cell office:value-type="float" office:value="1.0269169">
                <text:p>1.0269169</text:p>
              </table:table-cell>
              <table:table-cell office:value-type="float" office:value="1.1237959">
                <text:p>1.1237959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0.79440737">
                <text:p>0.79440737</text:p>
              </table:table-cell>
              <table:table-cell office:value-type="float" office:value="0.5812737">
                <text:p>0.5812737</text:p>
              </table:table-cell>
              <table:table-cell office:value-type="float" office:value="1.0656683">
                <text:p>1.0656683</text:p>
              </table:table-cell>
              <table:table-cell office:value-type="float" office:value="1.1431715">
                <text:p>1.1431715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50377053">
                <text:p>0.50377053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656683">
                <text:p>1.0656683</text:p>
              </table:table-cell>
              <table:table-cell office:value-type="float" office:value="1.10442">
                <text:p>1.10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4843947">
                <text:p>0.4843947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1431715">
                <text:p>1.143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46501893">
                <text:p>0.46501893</text:p>
              </table:table-cell>
              <table:table-cell office:value-type="float" office:value="1.0656685">
                <text:p>1.0656685</text:p>
              </table:table-cell>
              <table:table-cell office:value-type="float" office:value="0.9687894">
                <text:p>0.9687894</text:p>
              </table:table-cell>
              <table:table-cell office:value-type="float" office:value="1.10442">
                <text:p>1.10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0377053">
                <text:p>0.50377053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850443">
                <text:p>1.085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4843947">
                <text:p>0.4843947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3003786">
                <text:p>0.93003786</text:p>
              </table:table-cell>
              <table:table-cell office:value-type="float" office:value="1.10442">
                <text:p>1.10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0850443">
                <text:p>1.0850443</text:p>
              </table:table-cell>
              <table:table-cell office:value-type="float" office:value="0.89128625">
                <text:p>0.89128625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850443">
                <text:p>1.0850443</text:p>
              </table:table-cell>
              <table:table-cell office:value-type="float" office:value="0.93003786">
                <text:p>0.93003786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618979">
                <text:p>0.5618979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656683">
                <text:p>1.0656683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850443">
                <text:p>1.085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0.79440737">
                <text:p>0.79440737</text:p>
              </table:table-cell>
              <table:table-cell office:value-type="float" office:value="0.50377053">
                <text:p>0.50377053</text:p>
              </table:table-cell>
              <table:table-cell office:value-type="float" office:value="1.0850443">
                <text:p>1.0850443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46501893">
                <text:p>0.46501893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0.79440737">
                <text:p>0.79440737</text:p>
              </table:table-cell>
              <table:table-cell office:value-type="float" office:value="0.50377053">
                <text:p>0.50377053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2314633">
                <text:p>0.52314633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6006495">
                <text:p>0.6006495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812737">
                <text:p>0.5812737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0.6394011">
                <text:p>0.6394011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6006495">
                <text:p>0.6006495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0.79440737">
                <text:p>0.79440737</text:p>
              </table:table-cell>
              <table:table-cell office:value-type="float" office:value="0.58127373">
                <text:p>0.5812737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0.6587768">
                <text:p>0.6587768</text:p>
              </table:table-cell>
              <table:table-cell office:value-type="float" office:value="0.5812737">
                <text:p>0.5812737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618979">
                <text:p>0.5618979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0.83315897">
                <text:p>0.83315897</text:p>
              </table:table-cell>
              <table:table-cell office:value-type="float" office:value="0.58127373">
                <text:p>0.58127373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3003786">
                <text:p>0.93003786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075411">
                <text:p>1.0075411</text:p>
              </table:table-cell>
              <table:table-cell office:value-type="float" office:value="0.8912863">
                <text:p>0.8912863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1066206">
                <text:p>0.91066206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0.639401">
                <text:p>0.639401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639401">
                <text:p>0.639401</text:p>
              </table:table-cell>
              <table:table-cell office:value-type="float" office:value="0.5812737">
                <text:p>0.5812737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6006495">
                <text:p>0.6006495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812737">
                <text:p>0.5812737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6189793">
                <text:p>0.5618979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8127373">
                <text:p>0.58127373</text:p>
              </table:table-cell>
              <table:table-cell office:value-type="float" office:value="0.93003786">
                <text:p>0.93003786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6189793">
                <text:p>0.56189793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850443">
                <text:p>1.0850443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656683">
                <text:p>1.065668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0.6587769">
                <text:p>0.6587769</text:p>
              </table:table-cell>
              <table:table-cell office:value-type="float" office:value="0.5618979">
                <text:p>0.5618979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8127373">
                <text:p>0.58127373</text:p>
              </table:table-cell>
              <table:table-cell office:value-type="float" office:value="0.91066206">
                <text:p>0.91066206</text:p>
              </table:table-cell>
              <table:table-cell office:value-type="float" office:value="1.0850443">
                <text:p>1.0850443</text:p>
              </table:table-cell>
              <table:table-cell office:value-type="float" office:value="0.93003786">
                <text:p>0.9300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.6587769">
                <text:p>0.6587769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1066206">
                <text:p>0.91066206</text:p>
              </table:table-cell>
              <table:table-cell office:value-type="float" office:value="1.0850443">
                <text:p>1.0850443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618979">
                <text:p>0.5618979</text:p>
              </table:table-cell>
              <table:table-cell office:value-type="float" office:value="0.91066206">
                <text:p>0.91066206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2314633">
                <text:p>0.52314633</text:p>
              </table:table-cell>
              <table:table-cell office:value-type="float" office:value="0.93003786">
                <text:p>0.93003786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0.79440737">
                <text:p>0.79440737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3003786">
                <text:p>0.93003786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3003786">
                <text:p>0.9300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618979">
                <text:p>0.5618979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3003786">
                <text:p>0.9300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6006495">
                <text:p>0.6006495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1066206">
                <text:p>0.9106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6006495">
                <text:p>0.6006495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1066206">
                <text:p>0.9106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812737">
                <text:p>0.5812737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300379">
                <text:p>0.9300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8127373">
                <text:p>0.58127373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812737">
                <text:p>0.5812737</text:p>
              </table:table-cell>
              <table:table-cell office:value-type="float" office:value="0.93003786">
                <text:p>0.93003786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3003786">
                <text:p>0.9300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0.6587768">
                <text:p>0.6587768</text:p>
              </table:table-cell>
              <table:table-cell office:value-type="float" office:value="0.56189793">
                <text:p>0.56189793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656685">
                <text:p>1.0656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0.6587769">
                <text:p>0.6587769</text:p>
              </table:table-cell>
              <table:table-cell office:value-type="float" office:value="0.50377053">
                <text:p>0.50377053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656685">
                <text:p>1.0656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2314633">
                <text:p>0.52314633</text:p>
              </table:table-cell>
              <table:table-cell office:value-type="float" office:value="1.0462927">
                <text:p>1.0462927</text:p>
              </table:table-cell>
              <table:table-cell office:value-type="float" office:value="0.8912863">
                <text:p>0.8912863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4843947">
                <text:p>0.4843947</text:p>
              </table:table-cell>
              <table:table-cell office:value-type="float" office:value="1.0656683">
                <text:p>1.065668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881653">
                <text:p>0.9881653</text:p>
              </table:table-cell>
              <table:table-cell office:value-type="float" office:value="1.10442">
                <text:p>1.10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618979">
                <text:p>0.5618979</text:p>
              </table:table-cell>
              <table:table-cell office:value-type="float" office:value="1.10442">
                <text:p>1.10442</text:p>
              </table:table-cell>
              <table:table-cell office:value-type="float" office:value="0.79440737">
                <text:p>0.79440737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1237959">
                <text:p>1.1237959</text:p>
              </table:table-cell>
              <table:table-cell office:value-type="float" office:value="0.93003786">
                <text:p>0.93003786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6006495">
                <text:p>0.6006495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618979">
                <text:p>0.5618979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3003786">
                <text:p>0.93003786</text:p>
              </table:table-cell>
              <table:table-cell office:value-type="float" office:value="1.0850443">
                <text:p>1.085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6394011">
                <text:p>0.6394011</text:p>
              </table:table-cell>
              <table:table-cell office:value-type="float" office:value="1.0656685">
                <text:p>1.0656685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.6587768">
                <text:p>0.6587768</text:p>
              </table:table-cell>
              <table:table-cell office:value-type="float" office:value="0.6006495">
                <text:p>0.6006495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656683">
                <text:p>1.0656683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6006495">
                <text:p>0.6006495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656685">
                <text:p>1.0656685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0656685">
                <text:p>1.0656685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656683">
                <text:p>1.0656683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850443">
                <text:p>1.0850443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2314633">
                <text:p>0.52314633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1237959">
                <text:p>1.1237959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.6587768">
                <text:p>0.6587768</text:p>
              </table:table-cell>
              <table:table-cell office:value-type="float" office:value="0.58127373">
                <text:p>0.5812737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6006495">
                <text:p>0.6006495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0.6587769">
                <text:p>0.6587769</text:p>
              </table:table-cell>
              <table:table-cell office:value-type="float" office:value="0.6006495">
                <text:p>0.6006495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850443">
                <text:p>1.0850443</text:p>
              </table:table-cell>
              <table:table-cell office:value-type="float" office:value="1.0850443">
                <text:p>1.085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812737">
                <text:p>0.5812737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3003786">
                <text:p>0.93003786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3003786">
                <text:p>0.93003786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3003786">
                <text:p>0.93003786</text:p>
              </table:table-cell>
              <table:table-cell office:value-type="float" office:value="0.91066206">
                <text:p>0.91066206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2314633">
                <text:p>0.52314633</text:p>
              </table:table-cell>
              <table:table-cell office:value-type="float" office:value="0.93003786">
                <text:p>0.93003786</text:p>
              </table:table-cell>
              <table:table-cell office:value-type="float" office:value="0.91066206">
                <text:p>0.91066206</text:p>
              </table:table-cell>
              <table:table-cell office:value-type="float" office:value="1.0656683">
                <text:p>1.0656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89128625">
                <text:p>0.89128625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618979">
                <text:p>0.5618979</text:p>
              </table:table-cell>
              <table:table-cell office:value-type="float" office:value="0.8912863">
                <text:p>0.8912863</text:p>
              </table:table-cell>
              <table:table-cell office:value-type="float" office:value="0.93003786">
                <text:p>0.93003786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0377053">
                <text:p>0.50377053</text:p>
              </table:table-cell>
              <table:table-cell office:value-type="float" office:value="0.8525348">
                <text:p>0.8525348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4843947">
                <text:p>0.4843947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2314633">
                <text:p>0.5231463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2314633">
                <text:p>0.52314633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850443">
                <text:p>1.0850443</text:p>
              </table:table-cell>
              <table:table-cell office:value-type="float" office:value="1.0850443">
                <text:p>1.085044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656685">
                <text:p>1.0656685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6189793">
                <text:p>0.5618979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850443">
                <text:p>1.0850443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812737">
                <text:p>0.5812737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3003786">
                <text:p>0.9300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656683">
                <text:p>1.0656683</text:p>
              </table:table-cell>
              <table:table-cell office:value-type="float" office:value="0.93003786">
                <text:p>0.9300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656685">
                <text:p>1.0656685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4843947">
                <text:p>0.4843947</text:p>
              </table:table-cell>
              <table:table-cell office:value-type="float" office:value="1.10442">
                <text:p>1.10442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3003786">
                <text:p>0.9300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0377053">
                <text:p>0.50377053</text:p>
              </table:table-cell>
              <table:table-cell office:value-type="float" office:value="1.0850443">
                <text:p>1.0850443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0377053">
                <text:p>0.50377053</text:p>
              </table:table-cell>
              <table:table-cell office:value-type="float" office:value="1.1237957">
                <text:p>1.1237957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10442">
                <text:p>1.10442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812737">
                <text:p>0.5812737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6006495">
                <text:p>0.6006495</text:p>
              </table:table-cell>
              <table:table-cell office:value-type="float" office:value="0.91066206">
                <text:p>0.91066206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6189793">
                <text:p>0.5618979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618979">
                <text:p>0.5618979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6189793">
                <text:p>0.56189793</text:p>
              </table:table-cell>
              <table:table-cell office:value-type="float" office:value="0.93003786">
                <text:p>0.93003786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812737">
                <text:p>0.5812737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0.79440737">
                <text:p>0.79440737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0.79440737">
                <text:p>0.79440737</text:p>
              </table:table-cell>
              <table:table-cell office:value-type="float" office:value="0.6006495">
                <text:p>0.6006495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6200253">
                <text:p>0.6200253</text:p>
              </table:table-cell>
              <table:table-cell office:value-type="float" office:value="0.93003786">
                <text:p>0.93003786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1066206">
                <text:p>0.9106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5812737">
                <text:p>0.5812737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6189793">
                <text:p>0.5618979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3003786">
                <text:p>0.93003786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8127373">
                <text:p>0.58127373</text:p>
              </table:table-cell>
              <table:table-cell office:value-type="float" office:value="0.93003786">
                <text:p>0.93003786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0.6587768">
                <text:p>0.6587768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2314633">
                <text:p>0.5231463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1066206">
                <text:p>0.9106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0377053">
                <text:p>0.50377053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5618979">
                <text:p>0.5618979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1066206">
                <text:p>0.9106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4843947">
                <text:p>0.4843947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269169">
                <text:p>1.0269169</text:p>
              </table:table-cell>
              <table:table-cell office:value-type="float" office:value="0.87191045">
                <text:p>0.8719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0377053">
                <text:p>0.5037705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656683">
                <text:p>1.065668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2314633">
                <text:p>0.5231463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656685">
                <text:p>1.0656685</text:p>
              </table:table-cell>
              <table:table-cell office:value-type="float" office:value="0.9106621">
                <text:p>0.910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0377053">
                <text:p>0.50377053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656683">
                <text:p>1.0656683</text:p>
              </table:table-cell>
              <table:table-cell office:value-type="float" office:value="0.91066206">
                <text:p>0.9106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0.6587768">
                <text:p>0.6587768</text:p>
              </table:table-cell>
              <table:table-cell office:value-type="float" office:value="0.46501893">
                <text:p>0.4650189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0.6587768">
                <text:p>0.6587768</text:p>
              </table:table-cell>
              <table:table-cell office:value-type="float" office:value="0.52314633">
                <text:p>0.52314633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0377053">
                <text:p>0.50377053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656685">
                <text:p>1.0656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46501893">
                <text:p>0.46501893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850443">
                <text:p>1.085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2314633">
                <text:p>0.52314633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2314633">
                <text:p>0.52314633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2314633">
                <text:p>0.52314633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  <table:table-cell office:value-type="float" office:value="0.6587768">
                <text:p>0.6587768</text:p>
              </table:table-cell>
              <table:table-cell office:value-type="float" office:value="0.52314633">
                <text:p>0.52314633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2314633">
                <text:p>0.5231463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0377053">
                <text:p>0.50377053</text:p>
              </table:table-cell>
              <table:table-cell office:value-type="float" office:value="0.91066206">
                <text:p>0.91066206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618979">
                <text:p>0.5618979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  <table:table-cell office:value-type="float" office:value="0.79440737">
                <text:p>0.79440737</text:p>
              </table:table-cell>
              <table:table-cell office:value-type="float" office:value="0.52314633">
                <text:p>0.5231463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4843947">
                <text:p>0.4843947</text:p>
              </table:table-cell>
              <table:table-cell office:value-type="float" office:value="0.93003786">
                <text:p>0.93003786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656683">
                <text:p>1.0656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0.81378317">
                <text:p>0.81378317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812737">
                <text:p>0.5812737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0850443">
                <text:p>1.0850443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3003786">
                <text:p>0.9300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  <table:table-cell office:value-type="float" office:value="0.6587768">
                <text:p>0.6587768</text:p>
              </table:table-cell>
              <table:table-cell office:value-type="float" office:value="0.58127373">
                <text:p>0.58127373</text:p>
              </table:table-cell>
              <table:table-cell office:value-type="float" office:value="1.0656685">
                <text:p>1.0656685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812737">
                <text:p>0.5812737</text:p>
              </table:table-cell>
              <table:table-cell office:value-type="float" office:value="1.0656685">
                <text:p>1.0656685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3003786">
                <text:p>0.9300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812737">
                <text:p>0.5812737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656685">
                <text:p>1.0656685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  <table:table-cell office:value-type="float" office:value="0.79440737">
                <text:p>0.79440737</text:p>
              </table:table-cell>
              <table:table-cell office:value-type="float" office:value="0.52314633">
                <text:p>0.52314633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50377053">
                <text:p>0.5037705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0377053">
                <text:p>0.50377053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656685">
                <text:p>1.0656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812737">
                <text:p>0.5812737</text:p>
              </table:table-cell>
              <table:table-cell office:value-type="float" office:value="1.0656683">
                <text:p>1.065668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3003786">
                <text:p>0.93003786</text:p>
              </table:table-cell>
              <table:table-cell office:value-type="float" office:value="1.1237959">
                <text:p>1.1237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6006495">
                <text:p>0.6006495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850443">
                <text:p>1.085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812737">
                <text:p>0.5812737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8127373">
                <text:p>0.5812737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6189793">
                <text:p>0.56189793</text:p>
              </table:table-cell>
              <table:table-cell office:value-type="float" office:value="0.91066206">
                <text:p>0.91066206</text:p>
              </table:table-cell>
              <table:table-cell office:value-type="float" office:value="1.0656683">
                <text:p>1.0656683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0377053">
                <text:p>0.5037705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0377053">
                <text:p>0.50377053</text:p>
              </table:table-cell>
              <table:table-cell office:value-type="float" office:value="0.93003786">
                <text:p>0.93003786</text:p>
              </table:table-cell>
              <table:table-cell office:value-type="float" office:value="1.0656683">
                <text:p>1.0656683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2314633">
                <text:p>0.5231463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2314633">
                <text:p>0.5231463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2314633">
                <text:p>0.5231463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3003786">
                <text:p>0.9300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6189793">
                <text:p>0.5618979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812737">
                <text:p>0.5812737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618979">
                <text:p>0.5618979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850443">
                <text:p>1.085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">
                <text:p>1</text:p>
              </table:table-cell>
              <table:table-cell office:value-type="float" office:value="0.6587768">
                <text:p>0.6587768</text:p>
              </table:table-cell>
              <table:table-cell office:value-type="float" office:value="0.6200253">
                <text:p>0.6200253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1066206">
                <text:p>0.91066206</text:p>
              </table:table-cell>
              <table:table-cell office:value-type="float" office:value="1.10442">
                <text:p>1.10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8127373">
                <text:p>0.58127373</text:p>
              </table:table-cell>
              <table:table-cell office:value-type="float" office:value="1.0269169">
                <text:p>1.0269169</text:p>
              </table:table-cell>
              <table:table-cell office:value-type="float" office:value="0.8719106">
                <text:p>0.8719106</text:p>
              </table:table-cell>
              <table:table-cell office:value-type="float" office:value="1.1431715">
                <text:p>1.143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618979">
                <text:p>0.5618979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1066206">
                <text:p>0.91066206</text:p>
              </table:table-cell>
              <table:table-cell office:value-type="float" office:value="1.1237959">
                <text:p>1.1237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  <table:table-cell office:value-type="float" office:value="0.79440737">
                <text:p>0.79440737</text:p>
              </table:table-cell>
              <table:table-cell office:value-type="float" office:value="0.5812737">
                <text:p>0.5812737</text:p>
              </table:table-cell>
              <table:table-cell office:value-type="float" office:value="1.0269169">
                <text:p>1.0269169</text:p>
              </table:table-cell>
              <table:table-cell office:value-type="float" office:value="0.8719106">
                <text:p>0.8719106</text:p>
              </table:table-cell>
              <table:table-cell office:value-type="float" office:value="1.0656685">
                <text:p>1.0656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812737">
                <text:p>0.5812737</text:p>
              </table:table-cell>
              <table:table-cell office:value-type="float" office:value="1.0462927">
                <text:p>1.0462927</text:p>
              </table:table-cell>
              <table:table-cell office:value-type="float" office:value="0.8719106">
                <text:p>0.8719106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812737">
                <text:p>0.5812737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1066206">
                <text:p>0.91066206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  <table:table-cell office:value-type="float" office:value="0.79440737">
                <text:p>0.79440737</text:p>
              </table:table-cell>
              <table:table-cell office:value-type="float" office:value="0.58127373">
                <text:p>0.58127373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6006495">
                <text:p>0.6006495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6200253">
                <text:p>0.6200253</text:p>
              </table:table-cell>
              <table:table-cell office:value-type="float" office:value="1.0656683">
                <text:p>1.0656683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3003786">
                <text:p>0.9300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  <table:table-cell office:value-type="float" office:value="0.6394011">
                <text:p>0.6394011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106621">
                <text:p>0.910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2314633">
                <text:p>0.5231463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3003786">
                <text:p>0.9300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46501896">
                <text:p>0.46501896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46501893">
                <text:p>0.4650189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46501896">
                <text:p>0.46501896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46501893">
                <text:p>0.46501893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4843947">
                <text:p>0.4843947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4843947">
                <text:p>0.4843947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0377053">
                <text:p>0.50377053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300379">
                <text:p>0.9300379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3003786">
                <text:p>0.9300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8127373">
                <text:p>0.5812737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">
                <text:p>1</text:p>
              </table:table-cell>
              <table:table-cell office:value-type="float" office:value="0.6587768">
                <text:p>0.6587768</text:p>
              </table:table-cell>
              <table:table-cell office:value-type="float" office:value="0.6006495">
                <text:p>0.6006495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6006495">
                <text:p>0.6006495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  <table:table-cell office:value-type="float" office:value="0.6587769">
                <text:p>0.6587769</text:p>
              </table:table-cell>
              <table:table-cell office:value-type="float" office:value="0.6394011">
                <text:p>0.6394011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850443">
                <text:p>1.0850443</text:p>
              </table:table-cell>
              <table:table-cell office:value-type="float" office:value="1.0656683">
                <text:p>1.0656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6200253">
                <text:p>0.620025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6006495">
                <text:p>0.6006495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656685">
                <text:p>1.0656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46501893">
                <text:p>0.46501893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2314633">
                <text:p>0.52314633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0377053">
                <text:p>0.5037705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656685">
                <text:p>1.0656685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">
                <text:p>1</text:p>
              </table:table-cell>
              <table:table-cell office:value-type="float" office:value="0.6587769">
                <text:p>0.6587769</text:p>
              </table:table-cell>
              <table:table-cell office:value-type="float" office:value="0.4843947">
                <text:p>0.4843947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656683">
                <text:p>1.065668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  <table:table-cell office:value-type="float" office:value="0.6587768">
                <text:p>0.6587768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2314633">
                <text:p>0.5231463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2314633">
                <text:p>0.52314633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4843947">
                <text:p>0.4843947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">
                <text:p>1</text:p>
              </table:table-cell>
              <table:table-cell office:value-type="float" office:value="0.79440737">
                <text:p>0.79440737</text:p>
              </table:table-cell>
              <table:table-cell office:value-type="float" office:value="0.46501893">
                <text:p>0.46501893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3003786">
                <text:p>0.9300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0377053">
                <text:p>0.50377053</text:p>
              </table:table-cell>
              <table:table-cell office:value-type="float" office:value="0.93003786">
                <text:p>0.93003786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  <table:table-cell office:value-type="float" office:value="0.83315897">
                <text:p>0.83315897</text:p>
              </table:table-cell>
              <table:table-cell office:value-type="float" office:value="0.46501896">
                <text:p>0.46501896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46501893">
                <text:p>0.46501893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3003786">
                <text:p>0.93003786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4843947">
                <text:p>0.4843947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656683">
                <text:p>1.0656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4843947">
                <text:p>0.4843947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300379">
                <text:p>0.9300379</text:p>
              </table:table-cell>
              <table:table-cell office:value-type="float" office:value="1.0656685">
                <text:p>1.0656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  <table:table-cell office:value-type="float" office:value="0.79440737">
                <text:p>0.79440737</text:p>
              </table:table-cell>
              <table:table-cell office:value-type="float" office:value="0.4843947">
                <text:p>0.4843947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106621">
                <text:p>0.9106621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">
                <text:p>1</text:p>
              </table:table-cell>
              <table:table-cell office:value-type="float" office:value="0.6587768">
                <text:p>0.6587768</text:p>
              </table:table-cell>
              <table:table-cell office:value-type="float" office:value="0.4843947">
                <text:p>0.4843947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656685">
                <text:p>1.0656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4843947">
                <text:p>0.4843947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4262674">
                <text:p>0.4262674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40689158">
                <text:p>0.40689158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4843947">
                <text:p>0.4843947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656683">
                <text:p>1.0656683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46501893">
                <text:p>0.46501893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  <table:table-cell office:value-type="float" office:value="0.79440737">
                <text:p>0.79440737</text:p>
              </table:table-cell>
              <table:table-cell office:value-type="float" office:value="0.46501896">
                <text:p>0.46501896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52314633">
                <text:p>0.52314633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">
                <text:p>1</text:p>
              </table:table-cell>
              <table:table-cell office:value-type="float" office:value="0.6587768">
                <text:p>0.6587768</text:p>
              </table:table-cell>
              <table:table-cell office:value-type="float" office:value="0.52314633">
                <text:p>0.52314633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0377053">
                <text:p>0.50377053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  <table:table-cell office:value-type="float" office:value="0.79440737">
                <text:p>0.79440737</text:p>
              </table:table-cell>
              <table:table-cell office:value-type="float" office:value="0.52314633">
                <text:p>0.52314633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  <table:table-cell office:value-type="float" office:value="0.6200253">
                <text:p>0.6200253</text:p>
              </table:table-cell>
              <table:table-cell office:value-type="float" office:value="0.52314633">
                <text:p>0.52314633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1066206">
                <text:p>0.91066206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">
                <text:p>1</text:p>
              </table:table-cell>
              <table:table-cell office:value-type="float" office:value="0.56189793">
                <text:p>0.56189793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1066206">
                <text:p>0.9106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">
                <text:p>1</text:p>
              </table:table-cell>
              <table:table-cell office:value-type="float" office:value="0.6587768">
                <text:p>0.6587768</text:p>
              </table:table-cell>
              <table:table-cell office:value-type="float" office:value="0.58127373">
                <text:p>0.58127373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6006495">
                <text:p>0.6006495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6006495">
                <text:p>0.6006495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  <table:table-cell office:value-type="float" office:value="0.8719106">
                <text:p>0.8719106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881653">
                <text:p>0.9881653</text:p>
              </table:table-cell>
              <table:table-cell office:value-type="float" office:value="0.89128625">
                <text:p>0.8912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  <table:table-cell office:value-type="float" office:value="0.83315897">
                <text:p>0.83315897</text:p>
              </table:table-cell>
              <table:table-cell office:value-type="float" office:value="0.58127373">
                <text:p>0.5812737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6006495">
                <text:p>0.6006495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1066206">
                <text:p>0.9106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812737">
                <text:p>0.5812737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3003786">
                <text:p>0.9300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">
                <text:p>1</text:p>
              </table:table-cell>
              <table:table-cell office:value-type="float" office:value="0.6006495">
                <text:p>0.6006495</text:p>
              </table:table-cell>
              <table:table-cell office:value-type="float" office:value="0.6006495">
                <text:p>0.6006495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">
                <text:p>1</text:p>
              </table:table-cell>
              <table:table-cell office:value-type="float" office:value="0.58127373">
                <text:p>0.58127373</text:p>
              </table:table-cell>
              <table:table-cell office:value-type="float" office:value="0.639401">
                <text:p>0.639401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6189793">
                <text:p>0.56189793</text:p>
              </table:table-cell>
              <table:table-cell office:value-type="float" office:value="0.93003786">
                <text:p>0.93003786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1066206">
                <text:p>0.9106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6200253">
                <text:p>0.6200253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3003786">
                <text:p>0.9300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6006495">
                <text:p>0.6006495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812737">
                <text:p>0.5812737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">
                <text:p>1</text:p>
              </table:table-cell>
              <table:table-cell office:value-type="float" office:value="0.81378317">
                <text:p>0.81378317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6200253">
                <text:p>0.6200253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812737">
                <text:p>0.5812737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812737">
                <text:p>0.5812737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639401">
                <text:p>0.639401</text:p>
              </table:table-cell>
              <table:table-cell office:value-type="float" office:value="0.9881653">
                <text:p>0.9881653</text:p>
              </table:table-cell>
              <table:table-cell office:value-type="float" office:value="1.0656685">
                <text:p>1.0656685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">
                <text:p>1</text:p>
              </table:table-cell>
              <table:table-cell office:value-type="float" office:value="0.6394011">
                <text:p>0.6394011</text:p>
              </table:table-cell>
              <table:table-cell office:value-type="float" office:value="0.5812737">
                <text:p>0.5812737</text:p>
              </table:table-cell>
              <table:table-cell office:value-type="float" office:value="0.93003786">
                <text:p>0.93003786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">
                <text:p>1</text:p>
              </table:table-cell>
              <table:table-cell office:value-type="float" office:value="0.6394011">
                <text:p>0.6394011</text:p>
              </table:table-cell>
              <table:table-cell office:value-type="float" office:value="0.6006495">
                <text:p>0.6006495</text:p>
              </table:table-cell>
              <table:table-cell office:value-type="float" office:value="0.9881653">
                <text:p>0.9881653</text:p>
              </table:table-cell>
              <table:table-cell office:value-type="float" office:value="1.10442">
                <text:p>1.10442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  <table:table-cell office:value-type="float" office:value="0.56189793">
                <text:p>0.56189793</text:p>
              </table:table-cell>
              <table:table-cell office:value-type="float" office:value="0.56189793">
                <text:p>0.56189793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  <table:table-cell office:value-type="float" office:value="0.6394011">
                <text:p>0.6394011</text:p>
              </table:table-cell>
              <table:table-cell office:value-type="float" office:value="0.58127373">
                <text:p>0.58127373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850443">
                <text:p>1.0850443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">
                <text:p>1</text:p>
              </table:table-cell>
              <table:table-cell office:value-type="float" office:value="0.6975284">
                <text:p>0.6975284</text:p>
              </table:table-cell>
              <table:table-cell office:value-type="float" office:value="0.5812737">
                <text:p>0.5812737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656683">
                <text:p>1.0656683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">
                <text:p>1</text:p>
              </table:table-cell>
              <table:table-cell office:value-type="float" office:value="0.81378317">
                <text:p>0.81378317</text:p>
              </table:table-cell>
              <table:table-cell office:value-type="float" office:value="0.5812737">
                <text:p>0.5812737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  <table:table-cell office:value-type="float" office:value="0.79440737">
                <text:p>0.79440737</text:p>
              </table:table-cell>
              <table:table-cell office:value-type="float" office:value="0.5618979">
                <text:p>0.5618979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6006495">
                <text:p>0.6006495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6200253">
                <text:p>0.620025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  <table:table-cell office:value-type="float" office:value="0.6587768">
                <text:p>0.6587768</text:p>
              </table:table-cell>
              <table:table-cell office:value-type="float" office:value="0.6394011">
                <text:p>0.6394011</text:p>
              </table:table-cell>
              <table:table-cell office:value-type="float" office:value="0.9881653">
                <text:p>0.988165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  <table:table-cell office:value-type="float" office:value="0.6394011">
                <text:p>0.6394011</text:p>
              </table:table-cell>
              <table:table-cell office:value-type="float" office:value="0.6200253">
                <text:p>0.6200253</text:p>
              </table:table-cell>
              <table:table-cell office:value-type="float" office:value="1.0075411">
                <text:p>1.0075411</text:p>
              </table:table-cell>
              <table:table-cell office:value-type="float" office:value="0.8912863">
                <text:p>0.8912863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">
                <text:p>1</text:p>
              </table:table-cell>
              <table:table-cell office:value-type="float" office:value="0.6200253">
                <text:p>0.6200253</text:p>
              </table:table-cell>
              <table:table-cell office:value-type="float" office:value="0.6587768">
                <text:p>0.6587768</text:p>
              </table:table-cell>
              <table:table-cell office:value-type="float" office:value="0.9881653">
                <text:p>0.9881653</text:p>
              </table:table-cell>
              <table:table-cell office:value-type="float" office:value="0.8719106">
                <text:p>0.8719106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  <table:table-cell office:value-type="float" office:value="0.6587768">
                <text:p>0.6587768</text:p>
              </table:table-cell>
              <table:table-cell office:value-type="float" office:value="0.6200253">
                <text:p>0.6200253</text:p>
              </table:table-cell>
              <table:table-cell office:value-type="float" office:value="1.0269169">
                <text:p>1.0269169</text:p>
              </table:table-cell>
              <table:table-cell office:value-type="float" office:value="0.89128625">
                <text:p>0.89128625</text:p>
              </table:table-cell>
              <table:table-cell office:value-type="float" office:value="1.0850443">
                <text:p>1.085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618979">
                <text:p>0.5618979</text:p>
              </table:table-cell>
              <table:table-cell office:value-type="float" office:value="0.9881653">
                <text:p>0.9881653</text:p>
              </table:table-cell>
              <table:table-cell office:value-type="float" office:value="0.89128625">
                <text:p>0.89128625</text:p>
              </table:table-cell>
              <table:table-cell office:value-type="float" office:value="1.0850443">
                <text:p>1.085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812737">
                <text:p>0.5812737</text:p>
              </table:table-cell>
              <table:table-cell office:value-type="float" office:value="1.0462927">
                <text:p>1.0462927</text:p>
              </table:table-cell>
              <table:table-cell office:value-type="float" office:value="0.8912863">
                <text:p>0.8912863</text:p>
              </table:table-cell>
              <table:table-cell office:value-type="float" office:value="1.0462927">
                <text:p>1.0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6006495">
                <text:p>0.6006495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1066206">
                <text:p>0.91066206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6006495">
                <text:p>0.6006495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687894">
                <text:p>0.9687894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6587768">
                <text:p>0.6587768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075411">
                <text:p>1.007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6200253">
                <text:p>0.620025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  <table:table-cell office:value-type="float" office:value="0.79440737">
                <text:p>0.79440737</text:p>
              </table:table-cell>
              <table:table-cell office:value-type="float" office:value="0.6200253">
                <text:p>0.6200253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6006495">
                <text:p>0.6006495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6189793">
                <text:p>0.5618979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8127373">
                <text:p>0.5812737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656683">
                <text:p>1.065668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">
                <text:p>1</text:p>
              </table:table-cell>
              <table:table-cell office:value-type="float" office:value="0.6587768">
                <text:p>0.6587768</text:p>
              </table:table-cell>
              <table:table-cell office:value-type="float" office:value="0.54252213">
                <text:p>0.5425221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  <table:table-cell office:value-type="float" office:value="0.6587768">
                <text:p>0.6587768</text:p>
              </table:table-cell>
              <table:table-cell office:value-type="float" office:value="0.6006495">
                <text:p>0.6006495</text:p>
              </table:table-cell>
              <table:table-cell office:value-type="float" office:value="0.9687894">
                <text:p>0.9687894</text:p>
              </table:table-cell>
              <table:table-cell office:value-type="float" office:value="1.0075411">
                <text:p>1.0075411</text:p>
              </table:table-cell>
              <table:table-cell office:value-type="float" office:value="0.94941366">
                <text:p>0.949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">
                <text:p>1</text:p>
              </table:table-cell>
              <table:table-cell office:value-type="float" office:value="0.6781526">
                <text:p>0.6781526</text:p>
              </table:table-cell>
              <table:table-cell office:value-type="float" office:value="0.5812737">
                <text:p>0.5812737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881653">
                <text:p>0.988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6200253">
                <text:p>0.6200253</text:p>
              </table:table-cell>
              <table:table-cell office:value-type="float" office:value="1.0656683">
                <text:p>1.0656683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687894">
                <text:p>0.968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6006495">
                <text:p>0.6006495</text:p>
              </table:table-cell>
              <table:table-cell office:value-type="float" office:value="1.0656683">
                <text:p>1.0656683</text:p>
              </table:table-cell>
              <table:table-cell office:value-type="float" office:value="1.0462927">
                <text:p>1.0462927</text:p>
              </table:table-cell>
              <table:table-cell office:value-type="float" office:value="1.0269169">
                <text:p>1.02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  <table:table-cell office:value-type="float" office:value="0.75565577">
                <text:p>0.75565577</text:p>
              </table:table-cell>
              <table:table-cell office:value-type="float" office:value="0.6006495">
                <text:p>0.6006495</text:p>
              </table:table-cell>
              <table:table-cell office:value-type="float" office:value="1.0269169">
                <text:p>1.0269169</text:p>
              </table:table-cell>
              <table:table-cell office:value-type="float" office:value="1.0462927">
                <text:p>1.0462927</text:p>
              </table:table-cell>
              <table:table-cell office:value-type="float" office:value="0.93003786">
                <text:p>0.9300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  <table:table-cell office:value-type="float" office:value="0.7169042">
                <text:p>0.7169042</text:p>
              </table:table-cell>
              <table:table-cell office:value-type="float" office:value="0.56189793">
                <text:p>0.56189793</text:p>
              </table:table-cell>
              <table:table-cell office:value-type="float" office:value="1.0075411">
                <text:p>1.0075411</text:p>
              </table:table-cell>
              <table:table-cell office:value-type="float" office:value="1.0269169">
                <text:p>1.0269169</text:p>
              </table:table-cell>
              <table:table-cell office:value-type="float" office:value="0.8912863">
                <text:p>0.891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">
                <text:p>1</text:p>
              </table:table-cell>
              <table:table-cell office:value-type="float" office:value="0.7750316">
                <text:p>0.7750316</text:p>
              </table:table-cell>
              <table:table-cell office:value-type="float" office:value="0.56189793">
                <text:p>0.56189793</text:p>
              </table:table-cell>
              <table:table-cell office:value-type="float" office:value="0.94941366">
                <text:p>0.94941366</text:p>
              </table:table-cell>
              <table:table-cell office:value-type="float" office:value="1.0269169">
                <text:p>1.0269169</text:p>
              </table:table-cell>
              <table:table-cell office:value-type="float" office:value="0.91066206">
                <text:p>0.9106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0.73627996">
                <text:p>0.73627996</text:p>
              </table:table-cell>
              <table:table-cell office:value-type="float" office:value="0.5812737">
                <text:p>0.5812737</text:p>
              </table:table-cell>
              <table:table-cell office:value-type="float" office:value="0.94941366">
                <text:p>0.94941366</text:p>
              </table:table-cell>
              <table:table-cell office:value-type="float" office:value="0.9881653">
                <text:p>0.9881653</text:p>
              </table:table-cell>
              <table:table-cell office:value-type="float" office:value="0.87191045">
                <text:p>0.8719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